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0.993cm"/>
    </style:style>
    <style:style style:name="co7" style:family="table-column">
      <style:table-column-properties fo:break-before="auto" style:column-width="1.339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0.988cm"/>
    </style:style>
    <style:style style:name="co10" style:family="table-column">
      <style:table-column-properties fo:break-before="auto" style:column-width="7.107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c62828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109">
      <style:table-cell-properties fo:background-color="#bdbdbd" style:text-align-source="fix" style:repeat-content="false" fo:wrap-option="wrap" fo:border="0.06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2" style:family="table-cell" style:parent-style-name="Default" style:data-style-name="N109">
      <style:table-cell-properties fo:background-color="#bdbdbd" style:text-align-source="fix" style:repeat-content="false" fo:wrap-option="wrap" fo:border="0.06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4" style:family="table-cell" style:parent-style-name="Default" style:data-style-name="N36">
      <style:table-cell-properties fo:background-color="#bdbdbd" style:text-align-source="fix" style:repeat-content="false" fo:wrap-option="wrap" fo:border="0.06pt solid #000000" style:vertical-align="middle"/>
      <style:paragraph-properties fo:text-align="center" fo:margin-left="0cm"/>
      <style:text-properties style:font-name="Ubuntu"/>
    </style:style>
    <style:style style:name="ce17" style:family="table-cell" style:parent-style-name="Default" style:data-style-name="N36">
      <style:table-cell-properties fo:background-color="#bdbdbd" style:text-align-source="fix" style:repeat-content="false" fo:wrap-option="wrap" fo:border="0.06pt soli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20" style:family="table-cell" style:parent-style-name="Default" style:data-style-name="N37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11" style:family="table-cell" style:parent-style-name="Default" style:data-style-name="N109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2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32" style:family="table-cell" style:parent-style-name="Default" style:data-style-name="N109">
      <style:table-cell-properties fo:background-color="#bdbdbd" style:text-align-source="fix" style:repeat-content="false" fo:wrap-option="wrap" fo:border="0.06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9" style:family="table-cell" style:parent-style-name="Default" style:data-style-name="N109">
      <style:table-cell-properties fo:background-color="#bdbdbd" style:text-align-source="fix" style:repeat-content="false" fo:wrap-option="wrap" fo:border="0.06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22" style:family="table-cell" style:parent-style-name="Default">
      <style:table-cell-properties fo:border="0.99pt solid #000000"/>
    </style:style>
    <style:style style:name="ce18" style:family="table-cell" style:parent-style-name="Default" style:data-style-name="N109">
      <style:table-cell-properties fo:border="0.99pt solid #000000"/>
    </style:style>
    <style:style style:name="ce8" style:family="table-cell" style:parent-style-name="Default" style:data-style-name="N109">
      <style:table-cell-properties fo:background-color="#ffab91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9" style:family="table-cell" style:parent-style-name="Default" style:data-style-name="N109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6" style:family="table-cell" style:parent-style-name="Default" style:data-style-name="N109">
      <style:table-cell-properties fo:border="0.99pt solid #000000"/>
      <style:map style:condition="cell-content()=0" style:apply-style-name="sans_20_chiffre" style:base-cell-address="'2020'.A1"/>
    </style:style>
    <style:style style:name="ce35" style:family="table-cell" style:parent-style-name="Default" style:data-style-name="N109">
      <style:table-cell-properties fo:background-color="transparent" fo:border="none"/>
      <style:map style:condition="cell-content()=0" style:apply-style-name="sans_20_chiffre" style:base-cell-address="'2020'.A1"/>
    </style:style>
    <style:style style:name="ce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34" style:family="table-cell" style:parent-style-name="Default" style:data-style-name="N109">
      <style:table-cell-properties fo:background-color="#bdbdbd" style:text-align-source="fix" style:repeat-content="false" fo:wrap-option="wrap" fo:border="0.06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47" style:family="table-cell" style:parent-style-name="Default" style:data-style-name="N109">
      <style:table-cell-properties fo:background-color="#ffd320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/>
    </style:style>
    <style:style style:name="ce41" style:family="table-cell" style:parent-style-name="Default" style:data-style-name="N109">
      <style:table-cell-properties fo:background-color="#fafafa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/>
    </style:style>
    <style:style style:name="ce48" style:family="table-cell" style:parent-style-name="Default" style:data-style-name="N109">
      <style:table-cell-properties fo:background-color="#ffd320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49" style:family="table-cell" style:parent-style-name="Default" style:data-style-name="N109">
      <style:table-cell-properties fo:background-color="#71cc24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/>
    </style:style>
    <style:style style:name="ce44" style:family="table-cell" style:parent-style-name="Default" style:data-style-name="N109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  <style:text-properties style:font-name="Ubuntu"/>
    </style:style>
    <style:style style:name="ce51" style:family="table-cell" style:parent-style-name="Default" style:data-style-name="N109">
      <style:table-cell-properties fo:background-color="#71cc24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52" style:family="table-cell" style:parent-style-name="Default" style:data-style-name="N109">
      <style:table-cell-properties fo:background-color="#ff7e5a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/>
    </style:style>
    <style:style style:name="ce10" style:family="table-cell" style:parent-style-name="Default" style:data-style-name="N109">
      <style:table-cell-properties fo:background-color="#ce93d8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55" style:family="table-cell" style:parent-style-name="Default" style:data-style-name="N109">
      <style:table-cell-properties fo:background-color="#ff7e5a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1" style:family="table-cell" style:parent-style-name="Default" style:data-style-name="N109">
      <style:table-cell-properties fo:background-color="#bdbdbd" style:text-align-source="fix" style:repeat-content="false" fo:wrap-option="wrap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46" style:family="table-cell" style:parent-style-name="Default" style:data-style-name="N109">
      <style:table-cell-properties fo:background-color="#abdbff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/>
    </style:style>
    <style:style style:name="ce59" style:family="table-cell" style:parent-style-name="Default" style:data-style-name="N109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</style:style>
    <style:style style:name="ce60" style:family="table-cell" style:parent-style-name="Default" style:data-style-name="N109">
      <style:table-cell-properties fo:background-color="#bdbdbd" style:text-align-source="fix" style:repeat-content="false" fo:wrap-option="wrap" fo:border="0.06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61" style:family="table-cell" style:parent-style-name="Default" style:data-style-name="N109">
      <style:table-cell-properties fo:background-color="#bdbdbd" style:text-align-source="fix" style:repeat-content="false" fo:wrap-option="wrap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62" style:family="table-cell" style:parent-style-name="Default" style:data-style-name="N109">
      <style:table-cell-properties fo:background-color="#abdbff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/>
      <style:map style:condition="cell-content()&gt;700" style:apply-style-name="Error" style:base-cell-address="'2020'.T1"/>
    </style:style>
    <style:style style:name="ce63" style:family="table-cell" style:parent-style-name="Default" style:data-style-name="N109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  <style:map style:condition="cell-content()&gt;700" style:apply-style-name="Error" style:base-cell-address="'2020'.T1"/>
    </style:style>
    <style:style style:name="ce64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57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76" style:family="table-cell" style:parent-style-name="Default" style:data-style-name="N109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9">
      <style:table-cell-properties fo:background-color="#ff3d00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0" table:style-name="ta1">
        <office:forms form:automatic-focus="false" form:apply-design-mode="false"/>
        <table:shapes>
          <draw:frame draw:z-index="0" draw:style-name="gr1" draw:text-style-name="P1" svg:width="21.315cm" svg:height="8.984cm" svg:x="28.052cm" svg:y="4.627cm">
            <draw:object draw:notify-on-update-of-ranges="'2020'.A3:'2020'.A28 '2020'.G1:'2020'.G1 '2020'.G3:'2020'.G28 '2020'.J1:'2020'.J1 '2020'.J3:'2020'.J28 '2020'.M1:'2020'.M1 '2020'.M3:'2020'.M28 '2020'.P1:'2020'.P1 '2020'.P3:'2020'.P28 '2020'.S1:'2020'.S1 '2020'.S3:'2020'.S28 '2020'.T1:'2020'.T1 '2020'.T3:'2020'.T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9.774cm" svg:height="4.817cm" svg:x="27.904cm" svg:y="14.208cm">
            <draw:object draw:notify-on-update-of-ranges="'2020'.A3:'2020'.A28 '2020'.U1:'2020'.U1 '2020'.U3:'2020'.U28 '2020'.V1:'2020'.V1 '2020'.V3:'2020'.V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8"/>
        <table:table-column table:style-name="co2" table:default-cell-style-name="ce5"/>
        <table:table-column table:style-name="co3" table:number-columns-repeated="2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7" table:default-cell-style-name="ce5"/>
        <table:table-column table:style-name="co6" table:default-cell-style-name="ce5"/>
        <table:table-column table:style-name="co4" table:default-cell-style-name="ce5"/>
        <table:table-column table:style-name="co3" table:default-cell-style-name="ce5"/>
        <table:table-column table:style-name="co6" table:default-cell-style-name="ce5"/>
        <table:table-column table:style-name="co4" table:default-cell-style-name="ce5"/>
        <table:table-column table:style-name="co6" table:number-columns-repeated="3" table:default-cell-style-name="ce5"/>
        <table:table-column table:style-name="co3" table:default-cell-style-name="ce64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" table:number-columns-repeated="1001" table:default-cell-style-name="ce5"/>
        <table:table-row table:style-name="ro1">
          <table:table-cell table:style-name="ce4" office:value-type="string" calcext:value-type="string" table:number-columns-spanned="2" table:number-rows-spanned="1">
            <text:p>CALENDRIER</text:p>
          </table:table-cell>
          <table:covered-table-cell table:style-name="ce32"/>
          <table:table-cell table:style-name="ce19" office:value-type="string" calcext:value-type="string" table:number-columns-spanned="4" table:number-rows-spanned="1">
            <text:p>FRACTIONNE</text:p>
          </table:table-cell>
          <table:covered-table-cell table:number-columns-repeated="3" table:style-name="ce32"/>
          <table:table-cell table:style-name="ce34" office:value-type="string" calcext:value-type="string" table:number-columns-spanned="3" table:number-rows-spanned="1">
            <text:p>FARTLEK</text:p>
            <text:p>RECUP’</text:p>
          </table:table-cell>
          <table:covered-table-cell table:number-columns-repeated="2" table:style-name="ce32"/>
          <table:table-cell table:style-name="ce34" office:value-type="string" calcext:value-type="string" table:number-columns-spanned="3" table:number-rows-spanned="1">
            <text:p>ENDURANCE</text:p>
          </table:table-cell>
          <table:covered-table-cell table:number-columns-repeated="2" table:style-name="ce32"/>
          <table:table-cell table:style-name="ce34" office:value-type="string" calcext:value-type="string" table:number-columns-spanned="3" table:number-rows-spanned="1">
            <text:p>CONDITION COURSE</text:p>
          </table:table-cell>
          <table:covered-table-cell table:number-columns-repeated="2" table:style-name="ce32"/>
          <table:table-cell table:style-name="ce34" office:value-type="string" calcext:value-type="string" table:number-columns-spanned="3" table:number-rows-spanned="1">
            <text:p>VELO (3km eq. 1km CAP)</text:p>
          </table:table-cell>
          <table:covered-table-cell table:number-columns-repeated="2" table:style-name="ce32"/>
          <table:table-cell table:style-name="ce2" office:value-type="string" calcext:value-type="string">
            <text:p>VOLUME</text:p>
          </table:table-cell>
          <table:table-cell table:style-name="ce60" office:value-type="string" calcext:value-type="string">
            <text:p>TRIMPS</text:p>
          </table:table-cell>
          <table:table-cell table:style-name="ce2" office:value-type="string" calcext:value-type="string">
            <text:p>FC max</text:p>
          </table:table-cell>
          <table:table-cell table:style-name="ce2" office:value-type="string" calcext:value-type="string">
            <text:p>FC repos</text:p>
          </table:table-cell>
          <table:table-cell table:style-name="ce76" office:value-type="string" calcext:value-type="string">
            <text:p>DEUX SEMAINES AVANT COURSE</text:p>
          </table:table-cell>
          <table:table-cell table:style-name="ce8" office:value-type="string" calcext:value-type="string">
            <text:p>10 avec 2*15’ all2</text:p>
          </table:table-cell>
          <table:table-cell table:style-name="ce55" office:value-type="float" office:value="10" calcext:value-type="float">
            <text:p>10,0</text:p>
          </table:table-cell>
          <table:table-cell table:style-name="ce9"/>
          <table:table-cell table:style-name="ce55" office:value-type="float" office:value="15" calcext:value-type="float">
            <text:p>15,0</text:p>
          </table:table-cell>
          <table:table-cell table:number-columns-repeated="997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éance</text:p>
          </table:table-cell>
          <table:table-cell table:style-name="ce2" office:value-type="string" calcext:value-type="string">
            <text:p>Distance</text:p>
          </table:table-cell>
          <table:table-cell table:style-name="ce2" office:value-type="string" calcext:value-type="string">
            <text:p>FC moy</text:p>
          </table:table-cell>
          <table:table-cell table:style-name="ce2" office:value-type="string" calcext:value-type="string">
            <text:p>Tps min</text:p>
          </table:table-cell>
          <table:table-cell table:style-name="ce2" office:value-type="string" calcext:value-type="string">
            <text:p>Distance</text:p>
          </table:table-cell>
          <table:table-cell table:style-name="ce2" office:value-type="string" calcext:value-type="string">
            <text:p>FC moy</text:p>
          </table:table-cell>
          <table:table-cell table:style-name="ce2" office:value-type="string" calcext:value-type="string">
            <text:p>Tps min</text:p>
          </table:table-cell>
          <table:table-cell table:style-name="ce2" office:value-type="string" calcext:value-type="string">
            <text:p>Distance</text:p>
          </table:table-cell>
          <table:table-cell table:style-name="ce2" office:value-type="string" calcext:value-type="string">
            <text:p>FC moy</text:p>
          </table:table-cell>
          <table:table-cell table:style-name="ce2" office:value-type="string" calcext:value-type="string">
            <text:p>Tps min</text:p>
          </table:table-cell>
          <table:table-cell table:style-name="ce2" office:value-type="string" calcext:value-type="string">
            <text:p>Distance</text:p>
          </table:table-cell>
          <table:table-cell table:style-name="ce2" office:value-type="string" calcext:value-type="string">
            <text:p>FC moy</text:p>
          </table:table-cell>
          <table:table-cell table:style-name="ce2" office:value-type="string" calcext:value-type="string">
            <text:p>Tps min</text:p>
          </table:table-cell>
          <table:table-cell table:style-name="ce2" office:value-type="string" calcext:value-type="string">
            <text:p>Distance</text:p>
          </table:table-cell>
          <table:table-cell table:style-name="ce2" office:value-type="string" calcext:value-type="string">
            <text:p>FC moy</text:p>
          </table:table-cell>
          <table:table-cell table:style-name="ce2" office:value-type="string" calcext:value-type="string">
            <text:p>Tps min</text:p>
          </table:table-cell>
          <table:table-cell table:style-name="ce1"/>
          <table:table-cell table:style-name="ce61"/>
          <table:table-cell table:style-name="ce1" table:number-columns-repeated="2"/>
          <table:table-cell table:style-name="ce76"/>
          <table:table-cell table:number-columns-repeated="2" table:style-name="ce55" office:value-type="float" office:value="9" calcext:value-type="float">
            <text:p>9,0</text:p>
          </table:table-cell>
          <table:table-cell table:style-name="ce9"/>
          <table:table-cell table:style-name="ce25" office:value-type="string" calcext:value-type="string">
            <text:p>COURSE</text:p>
          </table:table-cell>
          <table:table-cell table:number-columns-repeated="997"/>
        </table:table-row>
        <table:table-row table:style-name="ro3">
          <table:table-cell table:style-name="ce14" office:value-type="date" office:date-value="2020-07-06" calcext:value-type="date">
            <text:p>06/07/2020</text:p>
          </table:table-cell>
          <table:table-cell table:style-name="ce14" office:value-type="date" office:date-value="2020-07-12" calcext:value-type="date">
            <text:p>12/07/2020</text:p>
          </table:table-cell>
          <table:table-cell table:style-name="ce22" table:number-columns-repeated="4"/>
          <table:table-cell table:style-name="ce47" office:value-type="float" office:value="8.43" calcext:value-type="float">
            <text:p>8,4</text:p>
          </table:table-cell>
          <table:table-cell table:style-name="ce47" office:value-type="float" office:value="166" calcext:value-type="float">
            <text:p>166,0</text:p>
          </table:table-cell>
          <table:table-cell table:style-name="ce47" office:value-type="float" office:value="44.15" calcext:value-type="float">
            <text:p>44,2</text:p>
          </table:table-cell>
          <table:table-cell table:style-name="ce22" table:number-columns-repeated="9"/>
          <table:table-cell table:style-name="ce46" table:formula="of:=[.D3]+[.G3]+[.J3]+[.M3]+[.P3]/3" office:value-type="float" office:value="8.43" calcext:value-type="float">
            <text:p>8,4</text:p>
          </table:table-cell>
          <table:table-cell table:style-name="ce62" table:formula="of:=[.F3]*([.E3]-[.V3])/([.U3]-[.V3])*0.64*EXP(1.92*([.E3]-[.V3])/([.U3]-[.V3]))+[.I3]*([.H3]-[.V3])/([.U3]-[.V3])*0.64*EXP(1.92*([.H3]-[.V3])/([.U3]-[.V3]))+[.L3]*([.K3]-[.V3])/([.U3]-[.V3])*0.64*EXP(1.92*([.K3]-[.V3])/([.U3]-[.V3]))+[.O3]*([.N3]-[.V3])/([.U3]-[.V3])*0.64*EXP(1.92*([.N3]-[.V3])/([.U3]-[.V3]))+[.R3]*([.Q3]-[.V3])/([.U3]-[.V3])*0.64*EXP(1.92*([.Q3]-[.V3])/([.U3]-[.V3]))" office:value-type="float" office:value="104.023970090256" calcext:value-type="float">
            <text:p>104,0</text:p>
          </table:table-cell>
          <table:table-cell office:value-type="float" office:value="193" calcext:value-type="float">
            <text:p>193,0</text:p>
          </table:table-cell>
          <table:table-cell table:style-name="ce57" office:value-type="float" office:value="60" calcext:value-type="float">
            <text:p>60,0</text:p>
          </table:table-cell>
          <table:table-cell table:style-name="Default" table:number-columns-repeated="3"/>
          <table:table-cell table:number-columns-repeated="999"/>
        </table:table-row>
        <table:table-row table:style-name="ro3">
          <table:table-cell table:style-name="ce14" office:value-type="date" office:date-value="2020-07-13" calcext:value-type="date">
            <text:p>13/07/2020</text:p>
          </table:table-cell>
          <table:table-cell table:style-name="ce14" office:value-type="date" office:date-value="2020-07-19" calcext:value-type="date">
            <text:p>19/07/2020</text:p>
          </table:table-cell>
          <table:table-cell table:style-name="ce22" table:number-columns-repeated="4"/>
          <table:table-cell table:style-name="ce47" office:value-type="float" office:value="7.51" calcext:value-type="float">
            <text:p>7,5</text:p>
          </table:table-cell>
          <table:table-cell table:style-name="ce47" office:value-type="float" office:value="155" calcext:value-type="float">
            <text:p>155,0</text:p>
          </table:table-cell>
          <table:table-cell table:style-name="ce47" office:value-type="float" office:value="49.1" calcext:value-type="float">
            <text:p>49,1</text:p>
          </table:table-cell>
          <table:table-cell table:style-name="ce22" table:number-columns-repeated="9"/>
          <table:table-cell table:style-name="ce46" table:formula="of:=[.D4]+[.G4]+[.J4]+[.M4]+[.P4]/3" office:value-type="float" office:value="7.51" calcext:value-type="float">
            <text:p>7,5</text:p>
          </table:table-cell>
          <table:table-cell table:style-name="ce62" table:formula="of:=[.F4]*([.E4]-[.V4])/([.U4]-[.V4])*0.64*EXP(1.92*([.E4]-[.V4])/([.U4]-[.V4]))+[.I4]*([.H4]-[.V4])/([.U4]-[.V4])*0.64*EXP(1.92*([.H4]-[.V4])/([.U4]-[.V4]))+[.L4]*([.K4]-[.V4])/([.U4]-[.V4])*0.64*EXP(1.92*([.K4]-[.V4])/([.U4]-[.V4]))+[.O4]*([.N4]-[.V4])/([.U4]-[.V4])*0.64*EXP(1.92*([.N4]-[.V4])/([.U4]-[.V4]))+[.R4]*([.Q4]-[.V4])/([.U4]-[.V4])*0.64*EXP(1.92*([.Q4]-[.V4])/([.U4]-[.V4]))" office:value-type="float" office:value="88.4580357267494" calcext:value-type="float">
            <text:p>88,5</text:p>
          </table:table-cell>
          <table:table-cell table:style-name="ce57" office:value-type="float" office:value="193" calcext:value-type="float">
            <text:p>193,0</text:p>
          </table:table-cell>
          <table:table-cell table:style-name="ce16" office:value-type="float" office:value="60" calcext:value-type="float">
            <text:p>60,0</text:p>
          </table:table-cell>
          <table:table-cell table:style-name="ce58" office:value-type="string" calcext:value-type="string">
            <text:p><text:a xlink:href="http://marathon-geek.over-blog.fr/article-mesure-de-la-charge-d-entrainement-les-trimps-74201982.html" xlink:type="simple">http://marathon-geek.over-blog.fr/article-mesure-de-la-charge-d-entrainement-les-trimps-74201982.html</text:a></text:p>
          </table:table-cell>
          <table:table-cell table:number-columns-repeated="1001"/>
        </table:table-row>
        <table:table-row table:style-name="ro3">
          <table:table-cell table:style-name="ce14" office:value-type="date" office:date-value="2020-07-20" calcext:value-type="date">
            <text:p>20/07/2020</text:p>
          </table:table-cell>
          <table:table-cell table:style-name="ce14" office:value-type="date" office:date-value="2020-07-26" calcext:value-type="date">
            <text:p>26/07/2020</text:p>
          </table:table-cell>
          <table:table-cell table:style-name="ce22" table:number-columns-repeated="4"/>
          <table:table-cell table:style-name="ce47" office:value-type="float" office:value="7.48" calcext:value-type="float">
            <text:p>7,5</text:p>
          </table:table-cell>
          <table:table-cell table:style-name="ce47" office:value-type="float" office:value="166" calcext:value-type="float">
            <text:p>166,0</text:p>
          </table:table-cell>
          <table:table-cell table:style-name="ce47" office:value-type="float" office:value="43.48" calcext:value-type="float">
            <text:p>43,5</text:p>
          </table:table-cell>
          <table:table-cell table:style-name="ce49" office:value-type="float" office:value="15.05" calcext:value-type="float">
            <text:p>15,1</text:p>
          </table:table-cell>
          <table:table-cell table:style-name="ce49" office:value-type="float" office:value="147" calcext:value-type="float">
            <text:p>147,0</text:p>
          </table:table-cell>
          <table:table-cell table:style-name="ce49" office:value-type="float" office:value="84" calcext:value-type="float">
            <text:p>84,0</text:p>
          </table:table-cell>
          <table:table-cell table:style-name="ce22" table:number-columns-repeated="6"/>
          <table:table-cell table:style-name="ce46" table:formula="of:=[.D5]+[.G5]+[.J5]+[.M5]+[.P5]/3" office:value-type="float" office:value="22.53" calcext:value-type="float">
            <text:p>22,5</text:p>
          </table:table-cell>
          <table:table-cell table:style-name="ce62" table:formula="of:=[.F5]*([.E5]-[.V5])/([.U5]-[.V5])*0.64*EXP(1.92*([.E5]-[.V5])/([.U5]-[.V5]))+[.I5]*([.H5]-[.V5])/([.U5]-[.V5])*0.64*EXP(1.92*([.H5]-[.V5])/([.U5]-[.V5]))+[.L5]*([.K5]-[.V5])/([.U5]-[.V5])*0.64*EXP(1.92*([.K5]-[.V5])/([.U5]-[.V5]))+[.O5]*([.N5]-[.V5])/([.U5]-[.V5])*0.64*EXP(1.92*([.N5]-[.V5])/([.U5]-[.V5]))+[.R5]*([.Q5]-[.V5])/([.U5]-[.V5])*0.64*EXP(1.92*([.Q5]-[.V5])/([.U5]-[.V5]))" office:value-type="float" office:value="225.919094632111" calcext:value-type="float">
            <text:p>225,9</text:p>
          </table:table-cell>
          <table:table-cell office:value-type="float" office:value="193" calcext:value-type="float">
            <text:p>193,0</text:p>
          </table:table-cell>
          <table:table-cell table:style-name="ce16" office:value-type="float" office:value="60" calcext:value-type="float">
            <text:p>60,0</text:p>
          </table:table-cell>
          <table:table-cell table:style-name="ce57" office:value-type="string" calcext:value-type="string">
            <text:p>(FC moyenne – FC repos)/(FC max-FC repos)</text:p>
          </table:table-cell>
          <table:table-cell table:number-columns-repeated="1001"/>
        </table:table-row>
        <table:table-row table:style-name="ro3">
          <table:table-cell table:style-name="ce14" office:value-type="date" office:date-value="2020-07-27" calcext:value-type="date">
            <text:p>27/07/2020</text:p>
          </table:table-cell>
          <table:table-cell table:style-name="ce14" office:value-type="date" office:date-value="2020-08-02" calcext:value-type="date">
            <text:p>02/08/2020</text:p>
          </table:table-cell>
          <table:table-cell table:style-name="ce18" table:number-columns-repeated="4"/>
          <table:table-cell table:style-name="ce47" office:value-type="float" office:value="6.24" calcext:value-type="float">
            <text:p>6,2</text:p>
          </table:table-cell>
          <table:table-cell table:style-name="ce47" office:value-type="float" office:value="101" calcext:value-type="float">
            <text:p>101,0</text:p>
          </table:table-cell>
          <table:table-cell table:style-name="ce47" office:value-type="float" office:value="176" calcext:value-type="float">
            <text:p>176,0</text:p>
          </table:table-cell>
          <table:table-cell table:style-name="ce44" table:number-columns-repeated="3"/>
          <table:table-cell table:style-name="ce52" office:value-type="float" office:value="8.4" calcext:value-type="float">
            <text:p>8,4</text:p>
          </table:table-cell>
          <table:table-cell table:style-name="ce52" office:value-type="float" office:value="152" calcext:value-type="float">
            <text:p>152,0</text:p>
          </table:table-cell>
          <table:table-cell table:style-name="ce52" office:value-type="float" office:value="55.75" calcext:value-type="float">
            <text:p>55,8</text:p>
          </table:table-cell>
          <table:table-cell table:style-name="ce44" table:number-columns-repeated="3"/>
          <table:table-cell table:style-name="ce46" table:formula="of:=[.D6]+[.G6]+[.J6]+[.M6]+[.P6]/3" office:value-type="float" office:value="14.64" calcext:value-type="float">
            <text:p>14,6</text:p>
          </table:table-cell>
          <table:table-cell table:style-name="ce62" table:formula="of:=[.F6]*([.E6]-[.V6])/([.U6]-[.V6])*0.64*EXP(1.92*([.E6]-[.V6])/([.U6]-[.V6]))+[.I6]*([.H6]-[.V6])/([.U6]-[.V6])*0.64*EXP(1.92*([.H6]-[.V6])/([.U6]-[.V6]))+[.L6]*([.K6]-[.V6])/([.U6]-[.V6])*0.64*EXP(1.92*([.K6]-[.V6])/([.U6]-[.V6]))+[.O6]*([.N6]-[.V6])/([.U6]-[.V6])*0.64*EXP(1.92*([.N6]-[.V6])/([.U6]-[.V6]))+[.R6]*([.Q6]-[.V6])/([.U6]-[.V6])*0.64*EXP(1.92*([.Q6]-[.V6])/([.U6]-[.V6]))" office:value-type="float" office:value="155.903159689635" calcext:value-type="float">
            <text:p>155,9</text:p>
          </table:table-cell>
          <table:table-cell table:style-name="ce57" office:value-type="float" office:value="193" calcext:value-type="float">
            <text:p>193,0</text:p>
          </table:table-cell>
          <table:table-cell table:style-name="ce16" office:value-type="float" office:value="60" calcext:value-type="float">
            <text:p>60,0</text:p>
          </table:table-cell>
          <table:table-cell table:style-name="ce16" office:value-type="string" calcext:value-type="string">
            <text:p>durée*intensité*0,64*exp(1,92*intensité)</text:p>
          </table:table-cell>
          <table:table-cell table:number-columns-repeated="1001"/>
        </table:table-row>
        <table:table-row table:style-name="ro3">
          <table:table-cell table:style-name="ce17" office:value-type="date" office:date-value="2020-08-03" calcext:value-type="date">
            <text:p>03/08/2020</text:p>
          </table:table-cell>
          <table:table-cell table:style-name="ce17" office:value-type="date" office:date-value="2020-08-09" calcext:value-type="date">
            <text:p>09/08/2020</text:p>
          </table:table-cell>
          <table:table-cell table:style-name="ce8" office:value-type="string" calcext:value-type="string">
            <text:p>2*10*30/30 r=3’</text:p>
          </table:table-cell>
          <table:table-cell table:style-name="ce8" table:number-columns-repeated="3"/>
          <table:table-cell table:style-name="ce41" table:number-columns-repeated="3"/>
          <table:table-cell table:style-name="ce44" table:number-columns-repeated="3"/>
          <table:table-cell table:style-name="ce10" office:value-type="float" office:value="11.61" calcext:value-type="float">
            <text:p>11,6</text:p>
          </table:table-cell>
          <table:table-cell table:style-name="ce10" office:value-type="float" office:value="159" calcext:value-type="float">
            <text:p>159,0</text:p>
          </table:table-cell>
          <table:table-cell table:style-name="ce10" office:value-type="float" office:value="27.5" calcext:value-type="float">
            <text:p>27,5</text:p>
          </table:table-cell>
          <table:table-cell table:style-name="ce10" office:value-type="float" office:value="68.89" calcext:value-type="float">
            <text:p>68,9</text:p>
          </table:table-cell>
          <table:table-cell table:style-name="ce10" office:value-type="float" office:value="122" calcext:value-type="float">
            <text:p>122,0</text:p>
          </table:table-cell>
          <table:table-cell table:style-name="ce10" office:value-type="float" office:value="201" calcext:value-type="float">
            <text:p>201,0</text:p>
          </table:table-cell>
          <table:table-cell table:style-name="ce46" table:formula="of:=[.D7]+[.G7]+[.J7]+[.M7]+[.P7]/3" office:value-type="float" office:value="34.5733333333333" calcext:value-type="float">
            <text:p>34,6</text:p>
          </table:table-cell>
          <table:table-cell table:style-name="ce62" table:formula="of:=[.F7]*([.E7]-[.V7])/([.U7]-[.V7])*0.64*EXP(1.92*([.E7]-[.V7])/([.U7]-[.V7]))+[.I7]*([.H7]-[.V7])/([.U7]-[.V7])*0.64*EXP(1.92*([.H7]-[.V7])/([.U7]-[.V7]))+[.L7]*([.K7]-[.V7])/([.U7]-[.V7])*0.64*EXP(1.92*([.K7]-[.V7])/([.U7]-[.V7]))+[.O7]*([.N7]-[.V7])/([.U7]-[.V7])*0.64*EXP(1.92*([.N7]-[.V7])/([.U7]-[.V7]))+[.R7]*([.Q7]-[.V7])/([.U7]-[.V7])*0.64*EXP(1.92*([.Q7]-[.V7])/([.U7]-[.V7]))" office:value-type="float" office:value="201.46501531417" calcext:value-type="float">
            <text:p>201,5</text:p>
          </table:table-cell>
          <table:table-cell table:style-name="ce57" office:value-type="float" office:value="193" calcext:value-type="float">
            <text:p>193,0</text:p>
          </table:table-cell>
          <table:table-cell table:style-name="ce16" office:value-type="float" office:value="60" calcext:value-type="float">
            <text:p>60,0</text:p>
          </table:table-cell>
          <table:table-cell table:style-name="ce16"/>
          <table:table-cell table:number-columns-repeated="1001"/>
        </table:table-row>
        <table:table-row table:style-name="ro3">
          <table:table-cell table:style-name="ce17" office:value-type="date" office:date-value="2020-08-10" calcext:value-type="date">
            <text:p>10/08/2020</text:p>
          </table:table-cell>
          <table:table-cell table:style-name="ce17" office:value-type="date" office:date-value="2020-08-16" calcext:value-type="date">
            <text:p>16/08/2020</text:p>
          </table:table-cell>
          <table:table-cell table:style-name="ce8" office:value-type="string" calcext:value-type="string">
            <text:p>2*10*30/30 r=3’</text:p>
          </table:table-cell>
          <table:table-cell table:style-name="ce8" table:number-columns-repeated="3"/>
          <table:table-cell table:style-name="ce9" table:number-columns-repeated="3"/>
          <table:table-cell table:style-name="ce51" office:value-type="float" office:value="15" calcext:value-type="float">
            <text:p>15,0</text:p>
          </table:table-cell>
          <table:table-cell table:style-name="ce51" table:number-columns-repeated="2"/>
          <table:table-cell table:style-name="ce55" office:value-type="float" office:value="20" calcext:value-type="float">
            <text:p>20,0</text:p>
          </table:table-cell>
          <table:table-cell table:style-name="ce55" table:number-columns-repeated="2"/>
          <table:table-cell table:style-name="ce10" office:value-type="float" office:value="35" calcext:value-type="float">
            <text:p>35,0</text:p>
          </table:table-cell>
          <table:table-cell table:style-name="ce10" table:number-columns-repeated="2"/>
          <table:table-cell table:style-name="ce46" table:formula="of:=[.D8]+[.G8]+[.J8]+[.M8]+[.P8]/3" office:value-type="float" office:value="46.6666666666667" calcext:value-type="float">
            <text:p>46,7</text:p>
          </table:table-cell>
          <table:table-cell table:style-name="ce62" table:formula="of:=[.F8]*([.E8]-[.V8])/([.U8]-[.V8])*0.64*EXP(1.92*([.E8]-[.V8])/([.U8]-[.V8]))+[.I8]*([.H8]-[.V8])/([.U8]-[.V8])*0.64*EXP(1.92*([.H8]-[.V8])/([.U8]-[.V8]))+[.L8]*([.K8]-[.V8])/([.U8]-[.V8])*0.64*EXP(1.92*([.K8]-[.V8])/([.U8]-[.V8]))+[.O8]*([.N8]-[.V8])/([.U8]-[.V8])*0.64*EXP(1.92*([.N8]-[.V8])/([.U8]-[.V8]))+[.R8]*([.Q8]-[.V8])/([.U8]-[.V8])*0.64*EXP(1.92*([.Q8]-[.V8])/([.U8]-[.V8]))" office:value-type="string" office:string-value="" calcext:value-type="error">
            <text:p>#DIV/0 !</text:p>
          </table:table-cell>
          <table:table-cell table:style-name="ce57"/>
          <table:table-cell table:style-name="ce16" table:number-columns-repeated="2"/>
          <table:table-cell table:number-columns-repeated="1001"/>
        </table:table-row>
        <table:table-row table:style-name="ro2">
          <table:table-cell table:style-name="ce17" office:value-type="date" office:date-value="2020-08-17" calcext:value-type="date">
            <text:p>17/08/2020</text:p>
          </table:table-cell>
          <table:table-cell table:style-name="ce17" office:value-type="date" office:date-value="2020-08-23" calcext:value-type="date">
            <text:p>23/08/2020</text:p>
          </table:table-cell>
          <table:table-cell table:style-name="ce8" office:value-type="string" calcext:value-type="string">
            <text:p>1’2’3’4’5’4’3’2’1’ r=1/2 tps</text:p>
          </table:table-cell>
          <table:table-cell table:style-name="ce8" table:number-columns-repeated="3"/>
          <table:table-cell table:style-name="ce48" office:value-type="float" office:value="11" calcext:value-type="float">
            <text:p>11,0</text:p>
          </table:table-cell>
          <table:table-cell table:style-name="ce48" table:number-columns-repeated="2"/>
          <table:table-cell table:style-name="ce51" table:formula="of:=[.J8]+10/100*[.J8]" office:value-type="float" office:value="16.5" calcext:value-type="float">
            <text:p>16,5</text:p>
          </table:table-cell>
          <table:table-cell table:style-name="ce51" table:number-columns-repeated="2"/>
          <table:table-cell table:style-name="ce55" table:formula="of:=[.M8]+10/100*[.M8]" office:value-type="float" office:value="22" calcext:value-type="float">
            <text:p>22,0</text:p>
          </table:table-cell>
          <table:table-cell table:style-name="ce55" table:number-columns-repeated="2"/>
          <table:table-cell table:style-name="ce9" table:number-columns-repeated="3"/>
          <table:table-cell table:style-name="ce46" table:formula="of:=[.D9]+[.G9]+[.J9]+[.M9]+[.P9]/3" office:value-type="float" office:value="49.5" calcext:value-type="float">
            <text:p>49,5</text:p>
          </table:table-cell>
          <table:table-cell table:style-name="ce62" table:formula="of:=[.F9]*([.E9]-[.V9])/([.U9]-[.V9])*0.64*EXP(1.92*([.E9]-[.V9])/([.U9]-[.V9]))+[.I9]*([.H9]-[.V9])/([.U9]-[.V9])*0.64*EXP(1.92*([.H9]-[.V9])/([.U9]-[.V9]))+[.L9]*([.K9]-[.V9])/([.U9]-[.V9])*0.64*EXP(1.92*([.K9]-[.V9])/([.U9]-[.V9]))+[.O9]*([.N9]-[.V9])/([.U9]-[.V9])*0.64*EXP(1.92*([.N9]-[.V9])/([.U9]-[.V9]))+[.R9]*([.Q9]-[.V9])/([.U9]-[.V9])*0.64*EXP(1.92*([.Q9]-[.V9])/([.U9]-[.V9]))" office:value-type="string" office:string-value="" calcext:value-type="error">
            <text:p>#DIV/0 !</text:p>
          </table:table-cell>
          <table:table-cell table:style-name="ce57"/>
          <table:table-cell table:style-name="ce16"/>
          <table:table-cell table:number-columns-repeated="1002"/>
        </table:table-row>
        <table:table-row table:style-name="ro2">
          <table:table-cell table:style-name="ce17" office:value-type="date" office:date-value="2020-08-24" calcext:value-type="date">
            <text:p>24/08/2020</text:p>
          </table:table-cell>
          <table:table-cell table:style-name="ce17" office:value-type="date" office:date-value="2020-08-30" calcext:value-type="date">
            <text:p>30/08/2020</text:p>
          </table:table-cell>
          <table:table-cell table:style-name="ce8" office:value-type="string" calcext:value-type="string">
            <text:p>CÔTES 2*6*45’’ r=descente r=2’</text:p>
          </table:table-cell>
          <table:table-cell table:style-name="ce8" table:number-columns-repeated="3"/>
          <table:table-cell table:style-name="ce48" table:formula="of:=[.G9]+10/100*[.G9]" office:value-type="float" office:value="12.1" calcext:value-type="float">
            <text:p>12,1</text:p>
          </table:table-cell>
          <table:table-cell table:style-name="ce48" table:number-columns-repeated="2"/>
          <table:table-cell table:style-name="ce51" table:formula="of:=[.J9]+10/100*[.J9]" office:value-type="float" office:value="18.15" calcext:value-type="float">
            <text:p>18,2</text:p>
          </table:table-cell>
          <table:table-cell table:style-name="ce51" table:number-columns-repeated="2"/>
          <table:table-cell table:style-name="ce55" table:formula="of:=[.M9]+10/100*[.M9]" office:value-type="float" office:value="24.2" calcext:value-type="float">
            <text:p>24,2</text:p>
          </table:table-cell>
          <table:table-cell table:style-name="ce55" table:number-columns-repeated="2"/>
          <table:table-cell table:style-name="ce9" table:number-columns-repeated="3"/>
          <table:table-cell table:style-name="ce46" table:formula="of:=[.D10]+[.G10]+[.J10]+[.M10]+[.P10]/3" office:value-type="float" office:value="54.45" calcext:value-type="float">
            <text:p>54,5</text:p>
          </table:table-cell>
          <table:table-cell table:style-name="ce62" table:formula="of:=[.F10]*([.E10]-[.V10])/([.U10]-[.V10])*0.64*EXP(1.92*([.E10]-[.V10])/([.U10]-[.V10]))+[.I10]*([.H10]-[.V10])/([.U10]-[.V10])*0.64*EXP(1.92*([.H10]-[.V10])/([.U10]-[.V10]))+[.L10]*([.K10]-[.V10])/([.U10]-[.V10])*0.64*EXP(1.92*([.K10]-[.V10])/([.U10]-[.V10]))+[.O10]*([.N10]-[.V10])/([.U10]-[.V10])*0.64*EXP(1.92*([.N10]-[.V10])/([.U10]-[.V10]))+[.R10]*([.Q10]-[.V10])/([.U10]-[.V10])*0.64*EXP(1.92*([.Q10]-[.V10])/([.U10]-[.V10]))" office:value-type="string" office:string-value="" calcext:value-type="error">
            <text:p>#DIV/0 !</text:p>
          </table:table-cell>
          <table:table-cell table:style-name="ce57"/>
          <table:table-cell table:style-name="ce16"/>
          <table:table-cell table:number-columns-repeated="1002"/>
        </table:table-row>
        <table:table-row table:style-name="ro3">
          <table:table-cell table:style-name="ce17" office:value-type="date" office:date-value="2020-08-31" calcext:value-type="date">
            <text:p>31/08/2020</text:p>
          </table:table-cell>
          <table:table-cell table:style-name="ce17" office:value-type="date" office:date-value="2020-09-06" calcext:value-type="date">
            <text:p>06/09/2020</text:p>
          </table:table-cell>
          <table:table-cell table:style-name="ce9" table:number-columns-repeated="4"/>
          <table:table-cell table:style-name="ce48" office:value-type="float" office:value="15" calcext:value-type="float">
            <text:p>15,0</text:p>
          </table:table-cell>
          <table:table-cell table:style-name="ce48" table:number-columns-repeated="2"/>
          <table:table-cell table:style-name="ce51" office:value-type="float" office:value="10" calcext:value-type="float">
            <text:p>10,0</text:p>
          </table:table-cell>
          <table:table-cell table:style-name="ce51" table:number-columns-repeated="2"/>
          <table:table-cell table:style-name="ce55" office:value-type="float" office:value="15" calcext:value-type="float">
            <text:p>15,0</text:p>
          </table:table-cell>
          <table:table-cell table:style-name="ce55" table:number-columns-repeated="2"/>
          <table:table-cell table:style-name="ce9" table:number-columns-repeated="3"/>
          <table:table-cell table:style-name="ce46" table:formula="of:=[.D11]+[.G11]+[.J11]+[.M11]+[.P11]/3" office:value-type="float" office:value="40" calcext:value-type="float">
            <text:p>40,0</text:p>
          </table:table-cell>
          <table:table-cell table:style-name="ce62" table:formula="of:=[.F11]*([.E11]-[.V11])/([.U11]-[.V11])*0.64*EXP(1.92*([.E11]-[.V11])/([.U11]-[.V11]))+[.I11]*([.H11]-[.V11])/([.U11]-[.V11])*0.64*EXP(1.92*([.H11]-[.V11])/([.U11]-[.V11]))+[.L11]*([.K11]-[.V11])/([.U11]-[.V11])*0.64*EXP(1.92*([.K11]-[.V11])/([.U11]-[.V11]))+[.O11]*([.N11]-[.V11])/([.U11]-[.V11])*0.64*EXP(1.92*([.N11]-[.V11])/([.U11]-[.V11]))+[.R11]*([.Q11]-[.V11])/([.U11]-[.V11])*0.64*EXP(1.92*([.Q11]-[.V11])/([.U11]-[.V11]))" office:value-type="string" office:string-value="" calcext:value-type="error">
            <text:p>#DIV/0 !</text:p>
          </table:table-cell>
          <table:table-cell table:style-name="ce57"/>
          <table:table-cell table:style-name="ce16"/>
          <table:table-cell table:style-name="Default" table:number-columns-repeated="4"/>
          <table:table-cell table:number-columns-repeated="998"/>
        </table:table-row>
        <table:table-row table:style-name="ro2">
          <table:table-cell table:style-name="ce17" office:value-type="date" office:date-value="2020-09-07" calcext:value-type="date">
            <text:p>07/09/2020</text:p>
          </table:table-cell>
          <table:table-cell table:style-name="ce17" office:value-type="date" office:date-value="2020-09-13" calcext:value-type="date">
            <text:p>13/09/2020</text:p>
          </table:table-cell>
          <table:table-cell table:style-name="ce8" office:value-type="string" calcext:value-type="string">
            <text:p>CÔTES 10*1’ r=descente</text:p>
          </table:table-cell>
          <table:table-cell table:style-name="ce8" table:number-columns-repeated="3"/>
          <table:table-cell table:style-name="ce48" office:value-type="float" office:value="10" calcext:value-type="float">
            <text:p>10,0</text:p>
          </table:table-cell>
          <table:table-cell table:style-name="ce48" table:number-columns-repeated="2"/>
          <table:table-cell table:style-name="ce51" table:formula="of:=[.J8]+5/100*[.J8]" office:value-type="float" office:value="15.75" calcext:value-type="float">
            <text:p>15,8</text:p>
          </table:table-cell>
          <table:table-cell table:style-name="ce51" table:number-columns-repeated="2"/>
          <table:table-cell table:style-name="ce55" table:formula="of:=[.M8]+5/100*[.M8]" office:value-type="float" office:value="21" calcext:value-type="float">
            <text:p>21,0</text:p>
          </table:table-cell>
          <table:table-cell table:style-name="ce55" table:number-columns-repeated="2"/>
          <table:table-cell table:style-name="ce9" table:number-columns-repeated="3"/>
          <table:table-cell table:style-name="ce46" table:formula="of:=[.D12]+[.G12]+[.J12]+[.M12]+[.P12]/3" office:value-type="float" office:value="46.75" calcext:value-type="float">
            <text:p>46,8</text:p>
          </table:table-cell>
          <table:table-cell table:style-name="ce62" table:formula="of:=[.F12]*([.E12]-[.V12])/([.U12]-[.V12])*0.64*EXP(1.92*([.E12]-[.V12])/([.U12]-[.V12]))+[.I12]*([.H12]-[.V12])/([.U12]-[.V12])*0.64*EXP(1.92*([.H12]-[.V12])/([.U12]-[.V12]))+[.L12]*([.K12]-[.V12])/([.U12]-[.V12])*0.64*EXP(1.92*([.K12]-[.V12])/([.U12]-[.V12]))+[.O12]*([.N12]-[.V12])/([.U12]-[.V12])*0.64*EXP(1.92*([.N12]-[.V12])/([.U12]-[.V12]))+[.R12]*([.Q12]-[.V12])/([.U12]-[.V12])*0.64*EXP(1.92*([.Q12]-[.V12])/([.U12]-[.V12]))" office:value-type="string" office:string-value="" calcext:value-type="error">
            <text:p>#DIV/0 !</text:p>
          </table:table-cell>
          <table:table-cell table:style-name="ce57"/>
          <table:table-cell table:style-name="ce16"/>
          <table:table-cell table:style-name="Default" table:number-columns-repeated="4"/>
          <table:table-cell table:number-columns-repeated="998"/>
        </table:table-row>
        <table:table-row table:style-name="ro3">
          <table:table-cell table:style-name="ce17" office:value-type="date" office:date-value="2020-09-14" calcext:value-type="date">
            <text:p>14/09/2020</text:p>
          </table:table-cell>
          <table:table-cell table:style-name="ce17" office:value-type="date" office:date-value="2020-09-20" calcext:value-type="date">
            <text:p>20/09/2020</text:p>
          </table:table-cell>
          <table:table-cell table:style-name="ce8" office:value-type="string" calcext:value-type="string">
            <text:p>2*8*45/45 r=2’</text:p>
          </table:table-cell>
          <table:table-cell table:style-name="ce8" table:number-columns-repeated="3"/>
          <table:table-cell table:style-name="ce48" table:formula="of:=[.G9]+10/100*[.G9]" office:value-type="float" office:value="12.1" calcext:value-type="float">
            <text:p>12,1</text:p>
          </table:table-cell>
          <table:table-cell table:style-name="ce48" table:number-columns-repeated="2"/>
          <table:table-cell table:style-name="ce51" table:formula="of:=[.J9]+10/100*[.J9]" office:value-type="float" office:value="18.15" calcext:value-type="float">
            <text:p>18,2</text:p>
          </table:table-cell>
          <table:table-cell table:style-name="ce51" table:number-columns-repeated="2"/>
          <table:table-cell table:style-name="ce55" table:formula="of:=[.M9]+10/100*[.M9]" office:value-type="float" office:value="24.2" calcext:value-type="float">
            <text:p>24,2</text:p>
          </table:table-cell>
          <table:table-cell table:style-name="ce55" table:number-columns-repeated="2"/>
          <table:table-cell table:style-name="ce9" table:number-columns-repeated="3"/>
          <table:table-cell table:style-name="ce46" table:formula="of:=[.D13]+[.G13]+[.J13]+[.M13]+[.P13]/3" office:value-type="float" office:value="54.45" calcext:value-type="float">
            <text:p>54,5</text:p>
          </table:table-cell>
          <table:table-cell table:style-name="ce62" table:formula="of:=[.F13]*([.E13]-[.V13])/([.U13]-[.V13])*0.64*EXP(1.92*([.E13]-[.V13])/([.U13]-[.V13]))+[.I13]*([.H13]-[.V13])/([.U13]-[.V13])*0.64*EXP(1.92*([.H13]-[.V13])/([.U13]-[.V13]))+[.L13]*([.K13]-[.V13])/([.U13]-[.V13])*0.64*EXP(1.92*([.K13]-[.V13])/([.U13]-[.V13]))+[.O13]*([.N13]-[.V13])/([.U13]-[.V13])*0.64*EXP(1.92*([.N13]-[.V13])/([.U13]-[.V13]))+[.R13]*([.Q13]-[.V13])/([.U13]-[.V13])*0.64*EXP(1.92*([.Q13]-[.V13])/([.U13]-[.V13]))" office:value-type="string" office:string-value="" calcext:value-type="error">
            <text:p>#DIV/0 !</text:p>
          </table:table-cell>
          <table:table-cell table:style-name="ce57"/>
          <table:table-cell table:style-name="ce16"/>
          <table:table-cell table:number-columns-repeated="1002"/>
        </table:table-row>
        <table:table-row table:style-name="ro2">
          <table:table-cell table:style-name="ce17" office:value-type="date" office:date-value="2020-09-21" calcext:value-type="date">
            <text:p>21/09/2020</text:p>
          </table:table-cell>
          <table:table-cell table:style-name="ce17" office:value-type="date" office:date-value="2020-09-27" calcext:value-type="date">
            <text:p>27/09/2020</text:p>
          </table:table-cell>
          <table:table-cell table:style-name="ce8" office:value-type="string" calcext:value-type="string">
            <text:p>8*30/30+5*45/45 r=3’</text:p>
          </table:table-cell>
          <table:table-cell table:style-name="ce8" table:number-columns-repeated="3"/>
          <table:table-cell table:style-name="ce48" table:formula="of:=[.G10]+10/100*[.G10]" office:value-type="float" office:value="13.31" calcext:value-type="float">
            <text:p>13,3</text:p>
          </table:table-cell>
          <table:table-cell table:style-name="ce48" table:number-columns-repeated="2"/>
          <table:table-cell table:style-name="ce51" table:formula="of:=[.J10]+10/100*[.J10]" office:value-type="float" office:value="19.965" calcext:value-type="float">
            <text:p>20,0</text:p>
          </table:table-cell>
          <table:table-cell table:style-name="ce51" table:number-columns-repeated="2"/>
          <table:table-cell table:style-name="ce55" table:formula="of:=[.M10]+10/100*[.M10]" office:value-type="float" office:value="26.62" calcext:value-type="float">
            <text:p>26,6</text:p>
          </table:table-cell>
          <table:table-cell table:style-name="ce55" table:number-columns-repeated="2"/>
          <table:table-cell table:style-name="ce9" table:number-columns-repeated="3"/>
          <table:table-cell table:style-name="ce46" table:formula="of:=[.D14]+[.G14]+[.J14]+[.M14]+[.P14]/3" office:value-type="float" office:value="59.895" calcext:value-type="float">
            <text:p>59,9</text:p>
          </table:table-cell>
          <table:table-cell table:style-name="ce62" table:formula="of:=[.F14]*([.E14]-[.V14])/([.U14]-[.V14])*0.64*EXP(1.92*([.E14]-[.V14])/([.U14]-[.V14]))+[.I14]*([.H14]-[.V14])/([.U14]-[.V14])*0.64*EXP(1.92*([.H14]-[.V14])/([.U14]-[.V14]))+[.L14]*([.K14]-[.V14])/([.U14]-[.V14])*0.64*EXP(1.92*([.K14]-[.V14])/([.U14]-[.V14]))+[.O14]*([.N14]-[.V14])/([.U14]-[.V14])*0.64*EXP(1.92*([.N14]-[.V14])/([.U14]-[.V14]))+[.R14]*([.Q14]-[.V14])/([.U14]-[.V14])*0.64*EXP(1.92*([.Q14]-[.V14])/([.U14]-[.V14]))" office:value-type="string" office:string-value="" calcext:value-type="error">
            <text:p>#DIV/0 !</text:p>
          </table:table-cell>
          <table:table-cell table:style-name="ce57"/>
          <table:table-cell table:style-name="ce16"/>
          <table:table-cell table:number-columns-repeated="1002"/>
        </table:table-row>
        <table:table-row table:style-name="ro3">
          <table:table-cell table:style-name="ce17" office:value-type="date" office:date-value="2020-09-28" calcext:value-type="date">
            <text:p>28/09/2020</text:p>
          </table:table-cell>
          <table:table-cell table:style-name="ce17" office:value-type="date" office:date-value="2020-10-04" calcext:value-type="date">
            <text:p>04/10/2020</text:p>
          </table:table-cell>
          <table:table-cell table:style-name="ce8" office:value-type="string" calcext:value-type="string">
            <text:p>10 avec 2*15’ all2</text:p>
          </table:table-cell>
          <table:table-cell table:style-name="ce8" table:number-columns-repeated="3"/>
          <table:table-cell table:style-name="ce48" office:value-type="float" office:value="12" calcext:value-type="float">
            <text:p>12,0</text:p>
          </table:table-cell>
          <table:table-cell table:style-name="ce48" table:number-columns-repeated="2"/>
          <table:table-cell table:style-name="ce9" table:number-columns-repeated="3"/>
          <table:table-cell table:style-name="ce55" office:value-type="float" office:value="17" calcext:value-type="float">
            <text:p>17,0</text:p>
          </table:table-cell>
          <table:table-cell table:style-name="ce55" table:number-columns-repeated="2"/>
          <table:table-cell table:style-name="ce10" office:value-type="float" office:value="30" calcext:value-type="float">
            <text:p>30,0</text:p>
          </table:table-cell>
          <table:table-cell table:style-name="ce10" table:number-columns-repeated="2"/>
          <table:table-cell table:style-name="ce46" table:formula="of:=[.D15]+[.G15]+[.J15]+[.M15]+[.P15]/3" office:value-type="float" office:value="39" calcext:value-type="float">
            <text:p>39,0</text:p>
          </table:table-cell>
          <table:table-cell table:style-name="ce62" table:formula="of:=[.F15]*([.E15]-[.V15])/([.U15]-[.V15])*0.64*EXP(1.92*([.E15]-[.V15])/([.U15]-[.V15]))+[.I15]*([.H15]-[.V15])/([.U15]-[.V15])*0.64*EXP(1.92*([.H15]-[.V15])/([.U15]-[.V15]))+[.L15]*([.K15]-[.V15])/([.U15]-[.V15])*0.64*EXP(1.92*([.K15]-[.V15])/([.U15]-[.V15]))+[.O15]*([.N15]-[.V15])/([.U15]-[.V15])*0.64*EXP(1.92*([.N15]-[.V15])/([.U15]-[.V15]))+[.R15]*([.Q15]-[.V15])/([.U15]-[.V15])*0.64*EXP(1.92*([.Q15]-[.V15])/([.U15]-[.V15]))" office:value-type="string" office:string-value="" calcext:value-type="error">
            <text:p>#DIV/0 !</text:p>
          </table:table-cell>
          <table:table-cell table:style-name="ce57"/>
          <table:table-cell table:style-name="ce16"/>
          <table:table-cell table:number-columns-repeated="1002"/>
        </table:table-row>
        <table:table-row table:style-name="ro3">
          <table:table-cell table:style-name="ce17" office:value-type="date" office:date-value="2020-10-05" calcext:value-type="date">
            <text:p>05/10/2020</text:p>
          </table:table-cell>
          <table:table-cell table:style-name="ce17" office:value-type="date" office:date-value="2020-10-11" calcext:value-type="date">
            <text:p>11/10/2020</text:p>
          </table:table-cell>
          <table:table-cell table:style-name="ce8" office:value-type="string" calcext:value-type="string">
            <text:p>2*10*30/30 r=3’</text:p>
          </table:table-cell>
          <table:table-cell table:style-name="ce8" table:number-columns-repeated="3"/>
          <table:table-cell table:style-name="ce48" table:formula="of:=[.G12]+5/100*[.G12]" office:value-type="float" office:value="10.5" calcext:value-type="float">
            <text:p>10,5</text:p>
          </table:table-cell>
          <table:table-cell table:style-name="ce48" table:number-columns-repeated="2"/>
          <table:table-cell table:style-name="ce51" table:formula="of:=[.J12]+5/100*[.J12]" office:value-type="float" office:value="16.5375" calcext:value-type="float">
            <text:p>16,5</text:p>
          </table:table-cell>
          <table:table-cell table:style-name="ce51" table:number-columns-repeated="2"/>
          <table:table-cell table:style-name="ce55" table:formula="of:=[.M12]+5/100*[.M12]" office:value-type="float" office:value="22.05" calcext:value-type="float">
            <text:p>22,1</text:p>
          </table:table-cell>
          <table:table-cell table:style-name="ce55" table:number-columns-repeated="2"/>
          <table:table-cell table:style-name="ce9" table:number-columns-repeated="3"/>
          <table:table-cell table:style-name="ce46" table:formula="of:=[.D16]+[.G16]+[.J16]+[.M16]+[.P16]/3" office:value-type="float" office:value="49.0875" calcext:value-type="float">
            <text:p>49,1</text:p>
          </table:table-cell>
          <table:table-cell table:style-name="ce62" table:formula="of:=[.F16]*([.E16]-[.V16])/([.U16]-[.V16])*0.64*EXP(1.92*([.E16]-[.V16])/([.U16]-[.V16]))+[.I16]*([.H16]-[.V16])/([.U16]-[.V16])*0.64*EXP(1.92*([.H16]-[.V16])/([.U16]-[.V16]))+[.L16]*([.K16]-[.V16])/([.U16]-[.V16])*0.64*EXP(1.92*([.K16]-[.V16])/([.U16]-[.V16]))+[.O16]*([.N16]-[.V16])/([.U16]-[.V16])*0.64*EXP(1.92*([.N16]-[.V16])/([.U16]-[.V16]))+[.R16]*([.Q16]-[.V16])/([.U16]-[.V16])*0.64*EXP(1.92*([.Q16]-[.V16])/([.U16]-[.V16]))" office:value-type="string" office:string-value="" calcext:value-type="error">
            <text:p>#DIV/0 !</text:p>
          </table:table-cell>
          <table:table-cell table:style-name="ce57"/>
          <table:table-cell table:style-name="ce16"/>
          <table:table-cell table:number-columns-repeated="1002"/>
        </table:table-row>
        <table:table-row table:style-name="ro2">
          <table:table-cell table:style-name="ce17" office:value-type="date" office:date-value="2020-10-12" calcext:value-type="date">
            <text:p>12/10/2020</text:p>
          </table:table-cell>
          <table:table-cell table:style-name="ce17" office:value-type="date" office:date-value="2020-10-18" calcext:value-type="date">
            <text:p>18/10/2020</text:p>
          </table:table-cell>
          <table:table-cell table:style-name="ce8" office:value-type="string" calcext:value-type="string">
            <text:p>1’2’3’4’5’4’3’2’1’ r=1/2 tps</text:p>
          </table:table-cell>
          <table:table-cell table:style-name="ce8" table:number-columns-repeated="3"/>
          <table:table-cell table:style-name="ce48" table:formula="of:=[.G13]+10/100*[.G13]" office:value-type="float" office:value="13.31" calcext:value-type="float">
            <text:p>13,3</text:p>
          </table:table-cell>
          <table:table-cell table:style-name="ce48" table:number-columns-repeated="2"/>
          <table:table-cell table:style-name="ce51" table:formula="of:=[.J13]+10/100*[.J13]" office:value-type="float" office:value="19.965" calcext:value-type="float">
            <text:p>20,0</text:p>
          </table:table-cell>
          <table:table-cell table:style-name="ce51" table:number-columns-repeated="2"/>
          <table:table-cell table:style-name="ce55" table:formula="of:=[.M13]+10/100*[.M13]" office:value-type="float" office:value="26.62" calcext:value-type="float">
            <text:p>26,6</text:p>
          </table:table-cell>
          <table:table-cell table:style-name="ce55" table:number-columns-repeated="2"/>
          <table:table-cell table:style-name="ce9" table:number-columns-repeated="3"/>
          <table:table-cell table:style-name="ce46" table:formula="of:=[.D17]+[.G17]+[.J17]+[.M17]+[.P17]/3" office:value-type="float" office:value="59.895" calcext:value-type="float">
            <text:p>59,9</text:p>
          </table:table-cell>
          <table:table-cell table:style-name="ce62" table:formula="of:=[.F17]*([.E17]-[.V17])/([.U17]-[.V17])*0.64*EXP(1.92*([.E17]-[.V17])/([.U17]-[.V17]))+[.I17]*([.H17]-[.V17])/([.U17]-[.V17])*0.64*EXP(1.92*([.H17]-[.V17])/([.U17]-[.V17]))+[.L17]*([.K17]-[.V17])/([.U17]-[.V17])*0.64*EXP(1.92*([.K17]-[.V17])/([.U17]-[.V17]))+[.O17]*([.N17]-[.V17])/([.U17]-[.V17])*0.64*EXP(1.92*([.N17]-[.V17])/([.U17]-[.V17]))+[.R17]*([.Q17]-[.V17])/([.U17]-[.V17])*0.64*EXP(1.92*([.Q17]-[.V17])/([.U17]-[.V17]))" office:value-type="string" office:string-value="" calcext:value-type="error">
            <text:p>#DIV/0 !</text:p>
          </table:table-cell>
          <table:table-cell table:style-name="ce57"/>
          <table:table-cell table:style-name="ce16"/>
          <table:table-cell table:number-columns-repeated="1002"/>
        </table:table-row>
        <table:table-row table:style-name="ro2">
          <table:table-cell table:style-name="ce17" office:value-type="date" office:date-value="2020-10-19" calcext:value-type="date">
            <text:p>19/10/2020</text:p>
          </table:table-cell>
          <table:table-cell table:style-name="ce17" office:value-type="date" office:date-value="2020-10-25" calcext:value-type="date">
            <text:p>25/10/2020</text:p>
          </table:table-cell>
          <table:table-cell table:style-name="ce8" office:value-type="string" calcext:value-type="string">
            <text:p>CÔTES 2*6*45’’ r=descente r=2’</text:p>
          </table:table-cell>
          <table:table-cell table:style-name="ce8" table:number-columns-repeated="3"/>
          <table:table-cell table:style-name="ce48" table:formula="of:=[.G14]+10/100*[.G14]" office:value-type="float" office:value="14.641" calcext:value-type="float">
            <text:p>14,6</text:p>
          </table:table-cell>
          <table:table-cell table:style-name="ce48" table:number-columns-repeated="2"/>
          <table:table-cell table:style-name="ce51" table:formula="of:=[.J14]+10/100*[.J14]" office:value-type="float" office:value="21.9615" calcext:value-type="float">
            <text:p>22,0</text:p>
          </table:table-cell>
          <table:table-cell table:style-name="ce51" table:number-columns-repeated="2"/>
          <table:table-cell table:style-name="ce55" table:formula="of:=[.M14]+10/100*[.M14]" office:value-type="float" office:value="29.282" calcext:value-type="float">
            <text:p>29,3</text:p>
          </table:table-cell>
          <table:table-cell table:style-name="ce55" table:number-columns-repeated="2"/>
          <table:table-cell table:style-name="ce9" table:number-columns-repeated="3"/>
          <table:table-cell table:style-name="ce46" table:formula="of:=[.D18]+[.G18]+[.J18]+[.M18]+[.P18]/3" office:value-type="float" office:value="65.8845" calcext:value-type="float">
            <text:p>65,9</text:p>
          </table:table-cell>
          <table:table-cell table:style-name="ce62" table:formula="of:=[.F18]*([.E18]-[.V18])/([.U18]-[.V18])*0.64*EXP(1.92*([.E18]-[.V18])/([.U18]-[.V18]))+[.I18]*([.H18]-[.V18])/([.U18]-[.V18])*0.64*EXP(1.92*([.H18]-[.V18])/([.U18]-[.V18]))+[.L18]*([.K18]-[.V18])/([.U18]-[.V18])*0.64*EXP(1.92*([.K18]-[.V18])/([.U18]-[.V18]))+[.O18]*([.N18]-[.V18])/([.U18]-[.V18])*0.64*EXP(1.92*([.N18]-[.V18])/([.U18]-[.V18]))+[.R18]*([.Q18]-[.V18])/([.U18]-[.V18])*0.64*EXP(1.92*([.Q18]-[.V18])/([.U18]-[.V18]))" office:value-type="string" office:string-value="" calcext:value-type="error">
            <text:p>#DIV/0 !</text:p>
          </table:table-cell>
          <table:table-cell table:style-name="ce57"/>
          <table:table-cell table:style-name="ce16"/>
          <table:table-cell table:number-columns-repeated="1002"/>
        </table:table-row>
        <table:table-row table:style-name="ro3">
          <table:table-cell table:style-name="ce17" office:value-type="date" office:date-value="2020-10-26" calcext:value-type="date">
            <text:p>26/10/2020</text:p>
          </table:table-cell>
          <table:table-cell table:style-name="ce17" office:value-type="date" office:date-value="2020-11-01" calcext:value-type="date">
            <text:p>01/11/2020</text:p>
          </table:table-cell>
          <table:table-cell table:style-name="ce6" office:value-type="float" office:value="0" calcext:value-type="float">
            <text:p>0,0</text:p>
          </table:table-cell>
          <table:table-cell table:style-name="ce6" table:number-columns-repeated="3"/>
          <table:table-cell table:style-name="ce48" table:formula="of:=[.G11]+5/100*[.G11]" office:value-type="float" office:value="15.75" calcext:value-type="float">
            <text:p>15,8</text:p>
          </table:table-cell>
          <table:table-cell table:style-name="ce48" table:number-columns-repeated="2"/>
          <table:table-cell table:style-name="ce51" table:formula="of:=[.J11]+5/100*[.J11]" office:value-type="float" office:value="10.5" calcext:value-type="float">
            <text:p>10,5</text:p>
          </table:table-cell>
          <table:table-cell table:style-name="ce51" table:number-columns-repeated="2"/>
          <table:table-cell table:style-name="ce55" table:formula="of:=[.M11]+5/100*[.M11]" office:value-type="float" office:value="15.75" calcext:value-type="float">
            <text:p>15,8</text:p>
          </table:table-cell>
          <table:table-cell table:style-name="ce55" table:number-columns-repeated="2"/>
          <table:table-cell table:style-name="ce9" table:number-columns-repeated="3"/>
          <table:table-cell table:style-name="ce46" table:formula="of:=[.D19]+[.G19]+[.J19]+[.M19]+[.P19]/3" office:value-type="float" office:value="42" calcext:value-type="float">
            <text:p>42,0</text:p>
          </table:table-cell>
          <table:table-cell table:style-name="ce62" table:formula="of:=[.F19]*([.E19]-[.V19])/([.U19]-[.V19])*0.64*EXP(1.92*([.E19]-[.V19])/([.U19]-[.V19]))+[.I19]*([.H19]-[.V19])/([.U19]-[.V19])*0.64*EXP(1.92*([.H19]-[.V19])/([.U19]-[.V19]))+[.L19]*([.K19]-[.V19])/([.U19]-[.V19])*0.64*EXP(1.92*([.K19]-[.V19])/([.U19]-[.V19]))+[.O19]*([.N19]-[.V19])/([.U19]-[.V19])*0.64*EXP(1.92*([.N19]-[.V19])/([.U19]-[.V19]))+[.R19]*([.Q19]-[.V19])/([.U19]-[.V19])*0.64*EXP(1.92*([.Q19]-[.V19])/([.U19]-[.V19]))" office:value-type="string" office:string-value="" calcext:value-type="error">
            <text:p>#DIV/0 !</text:p>
          </table:table-cell>
          <table:table-cell table:style-name="ce57"/>
          <table:table-cell table:style-name="ce16"/>
          <table:table-cell table:number-columns-repeated="1002"/>
        </table:table-row>
        <table:table-row table:style-name="ro3">
          <table:table-cell table:style-name="ce17" office:value-type="date" office:date-value="2020-11-02" calcext:value-type="date">
            <text:p>02/11/2020</text:p>
          </table:table-cell>
          <table:table-cell table:style-name="ce17" office:value-type="date" office:date-value="2020-11-08" calcext:value-type="date">
            <text:p>08/11/2020</text:p>
          </table:table-cell>
          <table:table-cell table:style-name="ce8" office:value-type="string" calcext:value-type="string">
            <text:p>2*10*30/30 r=3’</text:p>
          </table:table-cell>
          <table:table-cell table:style-name="ce8" table:number-columns-repeated="3"/>
          <table:table-cell table:style-name="ce48" table:formula="of:=[.G16]+5/100*[.G16]" office:value-type="float" office:value="11.025" calcext:value-type="float">
            <text:p>11,0</text:p>
          </table:table-cell>
          <table:table-cell table:style-name="ce48" table:number-columns-repeated="2"/>
          <table:table-cell table:style-name="ce51" table:formula="of:=[.J16]+5/100*[.J16]" office:value-type="float" office:value="17.364375" calcext:value-type="float">
            <text:p>17,4</text:p>
          </table:table-cell>
          <table:table-cell table:style-name="ce51" table:number-columns-repeated="2"/>
          <table:table-cell table:style-name="ce55" table:formula="of:=[.M16]+5/100*[.M16]" office:value-type="float" office:value="23.1525" calcext:value-type="float">
            <text:p>23,2</text:p>
          </table:table-cell>
          <table:table-cell table:style-name="ce55" table:number-columns-repeated="2"/>
          <table:table-cell table:style-name="ce9" table:number-columns-repeated="3"/>
          <table:table-cell table:style-name="ce46" table:formula="of:=[.D20]+[.G20]+[.J20]+[.M20]+[.P20]/3" office:value-type="float" office:value="51.541875" calcext:value-type="float">
            <text:p>51,5</text:p>
          </table:table-cell>
          <table:table-cell table:style-name="ce62" table:formula="of:=[.F20]*([.E20]-[.V20])/([.U20]-[.V20])*0.64*EXP(1.92*([.E20]-[.V20])/([.U20]-[.V20]))+[.I20]*([.H20]-[.V20])/([.U20]-[.V20])*0.64*EXP(1.92*([.H20]-[.V20])/([.U20]-[.V20]))+[.L20]*([.K20]-[.V20])/([.U20]-[.V20])*0.64*EXP(1.92*([.K20]-[.V20])/([.U20]-[.V20]))+[.O20]*([.N20]-[.V20])/([.U20]-[.V20])*0.64*EXP(1.92*([.N20]-[.V20])/([.U20]-[.V20]))+[.R20]*([.Q20]-[.V20])/([.U20]-[.V20])*0.64*EXP(1.92*([.Q20]-[.V20])/([.U20]-[.V20]))" office:value-type="string" office:string-value="" calcext:value-type="error">
            <text:p>#DIV/0 !</text:p>
          </table:table-cell>
          <table:table-cell table:style-name="ce57"/>
          <table:table-cell table:style-name="ce16"/>
          <table:table-cell table:number-columns-repeated="1002"/>
        </table:table-row>
        <table:table-row table:style-name="ro2">
          <table:table-cell table:style-name="ce17" office:value-type="date" office:date-value="2020-11-09" calcext:value-type="date">
            <text:p>09/11/2020</text:p>
          </table:table-cell>
          <table:table-cell table:style-name="ce17" office:value-type="date" office:date-value="2020-11-15" calcext:value-type="date">
            <text:p>15/11/2020</text:p>
          </table:table-cell>
          <table:table-cell table:style-name="ce8" office:value-type="string" calcext:value-type="string">
            <text:p>1’2’3’4’5’4’3’2’1’ r=1/2 tps</text:p>
          </table:table-cell>
          <table:table-cell table:style-name="ce8" table:number-columns-repeated="3"/>
          <table:table-cell table:style-name="ce48" table:formula="of:=[.G17]+10/100*[.G17]" office:value-type="float" office:value="14.641" calcext:value-type="float">
            <text:p>14,6</text:p>
          </table:table-cell>
          <table:table-cell table:style-name="ce48" table:number-columns-repeated="2"/>
          <table:table-cell table:style-name="ce51" table:formula="of:=[.J17]+10/100*[.J17]" office:value-type="float" office:value="21.9615" calcext:value-type="float">
            <text:p>22,0</text:p>
          </table:table-cell>
          <table:table-cell table:style-name="ce51" table:number-columns-repeated="2"/>
          <table:table-cell table:style-name="ce55" table:formula="of:=[.M17]+10/100*[.M17]" office:value-type="float" office:value="29.282" calcext:value-type="float">
            <text:p>29,3</text:p>
          </table:table-cell>
          <table:table-cell table:style-name="ce55" table:number-columns-repeated="2"/>
          <table:table-cell table:style-name="ce9" table:number-columns-repeated="3"/>
          <table:table-cell table:style-name="ce46" table:formula="of:=[.D21]+[.G21]+[.J21]+[.M21]+[.P21]/3" office:value-type="float" office:value="65.8845" calcext:value-type="float">
            <text:p>65,9</text:p>
          </table:table-cell>
          <table:table-cell table:style-name="ce62" table:formula="of:=[.F21]*([.E21]-[.V21])/([.U21]-[.V21])*0.64*EXP(1.92*([.E21]-[.V21])/([.U21]-[.V21]))+[.I21]*([.H21]-[.V21])/([.U21]-[.V21])*0.64*EXP(1.92*([.H21]-[.V21])/([.U21]-[.V21]))+[.L21]*([.K21]-[.V21])/([.U21]-[.V21])*0.64*EXP(1.92*([.K21]-[.V21])/([.U21]-[.V21]))+[.O21]*([.N21]-[.V21])/([.U21]-[.V21])*0.64*EXP(1.92*([.N21]-[.V21])/([.U21]-[.V21]))+[.R21]*([.Q21]-[.V21])/([.U21]-[.V21])*0.64*EXP(1.92*([.Q21]-[.V21])/([.U21]-[.V21]))" office:value-type="string" office:string-value="" calcext:value-type="error">
            <text:p>#DIV/0 !</text:p>
          </table:table-cell>
          <table:table-cell table:style-name="ce57"/>
          <table:table-cell table:style-name="ce16"/>
          <table:table-cell table:number-columns-repeated="1002"/>
        </table:table-row>
        <table:table-row table:style-name="ro2">
          <table:table-cell table:style-name="ce17" office:value-type="date" office:date-value="2020-11-16" calcext:value-type="date">
            <text:p>16/11/2020</text:p>
          </table:table-cell>
          <table:table-cell table:style-name="ce17" office:value-type="date" office:date-value="2020-11-22" calcext:value-type="date">
            <text:p>22/11/2020</text:p>
          </table:table-cell>
          <table:table-cell table:style-name="ce8" office:value-type="string" calcext:value-type="string">
            <text:p>CÔTES 2*6*45’’ r=descente r=2’</text:p>
          </table:table-cell>
          <table:table-cell table:style-name="ce8" table:number-columns-repeated="3"/>
          <table:table-cell table:style-name="ce48" table:formula="of:=[.G18]+10/100*[.G18]" office:value-type="float" office:value="16.1051" calcext:value-type="float">
            <text:p>16,1</text:p>
          </table:table-cell>
          <table:table-cell table:style-name="ce48" table:number-columns-repeated="2"/>
          <table:table-cell table:style-name="ce51" table:formula="of:=[.J18]+10/100*[.J18]" office:value-type="float" office:value="24.15765" calcext:value-type="float">
            <text:p>24,2</text:p>
          </table:table-cell>
          <table:table-cell table:style-name="ce51" table:number-columns-repeated="2"/>
          <table:table-cell table:style-name="ce55" table:formula="of:=[.M18]+10/100*[.M18]" office:value-type="float" office:value="32.2102" calcext:value-type="float">
            <text:p>32,2</text:p>
          </table:table-cell>
          <table:table-cell table:style-name="ce55" table:number-columns-repeated="2"/>
          <table:table-cell table:style-name="ce9" table:number-columns-repeated="3"/>
          <table:table-cell table:style-name="ce46" table:formula="of:=[.D22]+[.G22]+[.J22]+[.M22]+[.P22]/3" office:value-type="float" office:value="72.47295" calcext:value-type="float">
            <text:p>72,5</text:p>
          </table:table-cell>
          <table:table-cell table:style-name="ce62" table:formula="of:=[.F22]*([.E22]-[.V22])/([.U22]-[.V22])*0.64*EXP(1.92*([.E22]-[.V22])/([.U22]-[.V22]))+[.I22]*([.H22]-[.V22])/([.U22]-[.V22])*0.64*EXP(1.92*([.H22]-[.V22])/([.U22]-[.V22]))+[.L22]*([.K22]-[.V22])/([.U22]-[.V22])*0.64*EXP(1.92*([.K22]-[.V22])/([.U22]-[.V22]))+[.O22]*([.N22]-[.V22])/([.U22]-[.V22])*0.64*EXP(1.92*([.N22]-[.V22])/([.U22]-[.V22]))+[.R22]*([.Q22]-[.V22])/([.U22]-[.V22])*0.64*EXP(1.92*([.Q22]-[.V22])/([.U22]-[.V22]))" office:value-type="string" office:string-value="" calcext:value-type="error">
            <text:p>#DIV/0 !</text:p>
          </table:table-cell>
          <table:table-cell table:style-name="ce57"/>
          <table:table-cell table:style-name="ce16"/>
          <table:table-cell table:number-columns-repeated="1002"/>
        </table:table-row>
        <table:table-row table:style-name="ro3">
          <table:table-cell table:style-name="ce17" office:value-type="date" office:date-value="2020-11-23" calcext:value-type="date">
            <text:p>23/11/2020</text:p>
          </table:table-cell>
          <table:table-cell table:style-name="ce17" office:value-type="date" office:date-value="2020-11-29" calcext:value-type="date">
            <text:p>29/11/2020</text:p>
          </table:table-cell>
          <table:table-cell table:style-name="ce9" table:number-columns-repeated="4"/>
          <table:table-cell table:style-name="ce48" table:formula="of:=[.G15]+5/100*[.G15]" office:value-type="float" office:value="12.6" calcext:value-type="float">
            <text:p>12,6</text:p>
          </table:table-cell>
          <table:table-cell table:style-name="ce48" table:number-columns-repeated="2"/>
          <table:table-cell table:style-name="ce9" table:formula="of:=[.J15]+5/100*[.J15]" office:value-type="float" office:value="0" calcext:value-type="float">
            <text:p>0,0</text:p>
          </table:table-cell>
          <table:table-cell table:style-name="ce9" table:number-columns-repeated="2"/>
          <table:table-cell table:style-name="ce55" table:formula="of:=[.M15]+5/100*[.M15]" office:value-type="float" office:value="17.85" calcext:value-type="float">
            <text:p>17,9</text:p>
          </table:table-cell>
          <table:table-cell table:style-name="ce55" table:number-columns-repeated="2"/>
          <table:table-cell table:style-name="ce9" table:number-columns-repeated="3"/>
          <table:table-cell table:style-name="ce46" table:formula="of:=[.D23]+[.G23]+[.J23]+[.M23]+[.P23]/3" office:value-type="float" office:value="30.45" calcext:value-type="float">
            <text:p>30,5</text:p>
          </table:table-cell>
          <table:table-cell table:style-name="ce62" table:formula="of:=[.F23]*([.E23]-[.V23])/([.U23]-[.V23])*0.64*EXP(1.92*([.E23]-[.V23])/([.U23]-[.V23]))+[.I23]*([.H23]-[.V23])/([.U23]-[.V23])*0.64*EXP(1.92*([.H23]-[.V23])/([.U23]-[.V23]))+[.L23]*([.K23]-[.V23])/([.U23]-[.V23])*0.64*EXP(1.92*([.K23]-[.V23])/([.U23]-[.V23]))+[.O23]*([.N23]-[.V23])/([.U23]-[.V23])*0.64*EXP(1.92*([.N23]-[.V23])/([.U23]-[.V23]))+[.R23]*([.Q23]-[.V23])/([.U23]-[.V23])*0.64*EXP(1.92*([.Q23]-[.V23])/([.U23]-[.V23]))" office:value-type="string" office:string-value="" calcext:value-type="error">
            <text:p>#DIV/0 !</text:p>
          </table:table-cell>
          <table:table-cell table:style-name="ce57"/>
          <table:table-cell table:style-name="ce16"/>
          <table:table-cell table:number-columns-repeated="1002"/>
        </table:table-row>
        <table:table-row table:style-name="ro2">
          <table:table-cell table:style-name="ce17" office:value-type="date" office:date-value="2020-11-30" calcext:value-type="date">
            <text:p>30/11/2020</text:p>
          </table:table-cell>
          <table:table-cell table:style-name="ce17" office:value-type="date" office:date-value="2020-12-06" calcext:value-type="date">
            <text:p>06/12/2020</text:p>
          </table:table-cell>
          <table:table-cell table:style-name="ce8" office:value-type="string" calcext:value-type="string">
            <text:p>CÔTES 10*1’ r=descente</text:p>
          </table:table-cell>
          <table:table-cell table:style-name="ce8" table:number-columns-repeated="3"/>
          <table:table-cell table:style-name="ce48" table:formula="of:=[.G20]+5/100*[.G20]" office:value-type="float" office:value="11.57625" calcext:value-type="float">
            <text:p>11,6</text:p>
          </table:table-cell>
          <table:table-cell table:style-name="ce48" table:number-columns-repeated="2"/>
          <table:table-cell table:style-name="ce51" table:formula="of:=[.J20]+5/100*[.J20]" office:value-type="float" office:value="18.23259375" calcext:value-type="float">
            <text:p>18,2</text:p>
          </table:table-cell>
          <table:table-cell table:style-name="ce51" table:number-columns-repeated="2"/>
          <table:table-cell table:style-name="ce55" table:formula="of:=[.M20]+5/100*[.M20]" office:value-type="float" office:value="24.310125" calcext:value-type="float">
            <text:p>24,3</text:p>
          </table:table-cell>
          <table:table-cell table:style-name="ce55" table:number-columns-repeated="2"/>
          <table:table-cell table:style-name="ce9" table:number-columns-repeated="3"/>
          <table:table-cell table:style-name="ce46" table:formula="of:=[.D24]+[.G24]+[.J24]+[.M24]+[.P24]/3" office:value-type="float" office:value="54.11896875" calcext:value-type="float">
            <text:p>54,1</text:p>
          </table:table-cell>
          <table:table-cell table:style-name="ce62" table:formula="of:=[.F24]*([.E24]-[.V24])/([.U24]-[.V24])*0.64*EXP(1.92*([.E24]-[.V24])/([.U24]-[.V24]))+[.I24]*([.H24]-[.V24])/([.U24]-[.V24])*0.64*EXP(1.92*([.H24]-[.V24])/([.U24]-[.V24]))+[.L24]*([.K24]-[.V24])/([.U24]-[.V24])*0.64*EXP(1.92*([.K24]-[.V24])/([.U24]-[.V24]))+[.O24]*([.N24]-[.V24])/([.U24]-[.V24])*0.64*EXP(1.92*([.N24]-[.V24])/([.U24]-[.V24]))+[.R24]*([.Q24]-[.V24])/([.U24]-[.V24])*0.64*EXP(1.92*([.Q24]-[.V24])/([.U24]-[.V24]))" office:value-type="string" office:string-value="" calcext:value-type="error">
            <text:p>#DIV/0 !</text:p>
          </table:table-cell>
          <table:table-cell table:style-name="ce57"/>
          <table:table-cell table:style-name="ce16"/>
          <table:table-cell table:number-columns-repeated="1002"/>
        </table:table-row>
        <table:table-row table:style-name="ro3">
          <table:table-cell table:style-name="ce17" office:value-type="date" office:date-value="2020-12-07" calcext:value-type="date">
            <text:p>07/12/2020</text:p>
          </table:table-cell>
          <table:table-cell table:style-name="ce17" office:value-type="date" office:date-value="2020-12-13" calcext:value-type="date">
            <text:p>13/12/2020</text:p>
          </table:table-cell>
          <table:table-cell table:style-name="ce8" office:value-type="string" calcext:value-type="string">
            <text:p>2*8*45/45 r=2’</text:p>
          </table:table-cell>
          <table:table-cell table:style-name="ce8" table:number-columns-repeated="3"/>
          <table:table-cell table:style-name="ce48" table:formula="of:=[.G21]+10/100*[.G21]" office:value-type="float" office:value="16.1051" calcext:value-type="float">
            <text:p>16,1</text:p>
          </table:table-cell>
          <table:table-cell table:style-name="ce48" table:number-columns-repeated="2"/>
          <table:table-cell table:style-name="ce51" table:formula="of:=[.J21]+10/100*[.J21]" office:value-type="float" office:value="24.15765" calcext:value-type="float">
            <text:p>24,2</text:p>
          </table:table-cell>
          <table:table-cell table:style-name="ce51" table:number-columns-repeated="2"/>
          <table:table-cell table:style-name="ce55" table:formula="of:=[.M21]+10/100*[.M21]" office:value-type="float" office:value="32.2102" calcext:value-type="float">
            <text:p>32,2</text:p>
          </table:table-cell>
          <table:table-cell table:style-name="ce55" table:number-columns-repeated="2"/>
          <table:table-cell table:style-name="ce9" table:number-columns-repeated="3"/>
          <table:table-cell table:style-name="ce46" table:formula="of:=[.D25]+[.G25]+[.J25]+[.M25]+[.P25]/3" office:value-type="float" office:value="72.47295" calcext:value-type="float">
            <text:p>72,5</text:p>
          </table:table-cell>
          <table:table-cell table:style-name="ce62" table:formula="of:=[.F25]*([.E25]-[.V25])/([.U25]-[.V25])*0.64*EXP(1.92*([.E25]-[.V25])/([.U25]-[.V25]))+[.I25]*([.H25]-[.V25])/([.U25]-[.V25])*0.64*EXP(1.92*([.H25]-[.V25])/([.U25]-[.V25]))+[.L25]*([.K25]-[.V25])/([.U25]-[.V25])*0.64*EXP(1.92*([.K25]-[.V25])/([.U25]-[.V25]))+[.O25]*([.N25]-[.V25])/([.U25]-[.V25])*0.64*EXP(1.92*([.N25]-[.V25])/([.U25]-[.V25]))+[.R25]*([.Q25]-[.V25])/([.U25]-[.V25])*0.64*EXP(1.92*([.Q25]-[.V25])/([.U25]-[.V25]))" office:value-type="string" office:string-value="" calcext:value-type="error">
            <text:p>#DIV/0 !</text:p>
          </table:table-cell>
          <table:table-cell table:style-name="ce57"/>
          <table:table-cell table:style-name="ce16"/>
          <table:table-cell table:number-columns-repeated="1002"/>
        </table:table-row>
        <table:table-row table:style-name="ro2">
          <table:table-cell table:style-name="ce17" office:value-type="date" office:date-value="2020-12-14" calcext:value-type="date">
            <text:p>14/12/2020</text:p>
          </table:table-cell>
          <table:table-cell table:style-name="ce17" office:value-type="date" office:date-value="2020-12-20" calcext:value-type="date">
            <text:p>20/12/2020</text:p>
          </table:table-cell>
          <table:table-cell table:style-name="ce8" office:value-type="string" calcext:value-type="string">
            <text:p>8*30/30+5*45/45 r=3’</text:p>
          </table:table-cell>
          <table:table-cell table:style-name="ce8" table:number-columns-repeated="3"/>
          <table:table-cell table:style-name="ce48" table:formula="of:=[.G22]+10/100*[.G22]" office:value-type="float" office:value="17.71561" calcext:value-type="float">
            <text:p>17,7</text:p>
          </table:table-cell>
          <table:table-cell table:style-name="ce48" table:number-columns-repeated="2"/>
          <table:table-cell table:style-name="ce51" table:formula="of:=[.J22]+10/100*[.J22]" office:value-type="float" office:value="26.573415" calcext:value-type="float">
            <text:p>26,6</text:p>
          </table:table-cell>
          <table:table-cell table:style-name="ce51" table:number-columns-repeated="2"/>
          <table:table-cell table:style-name="ce55" table:formula="of:=[.M22]+10/100*[.M22]" office:value-type="float" office:value="35.43122" calcext:value-type="float">
            <text:p>35,4</text:p>
          </table:table-cell>
          <table:table-cell table:style-name="ce55" table:number-columns-repeated="2"/>
          <table:table-cell table:style-name="ce9" table:number-columns-repeated="3"/>
          <table:table-cell table:style-name="ce46" table:formula="of:=[.D26]+[.G26]+[.J26]+[.M26]+[.P26]/3" office:value-type="float" office:value="79.720245" calcext:value-type="float">
            <text:p>79,7</text:p>
          </table:table-cell>
          <table:table-cell table:style-name="ce62" table:formula="of:=[.F26]*([.E26]-[.V26])/([.U26]-[.V26])*0.64*EXP(1.92*([.E26]-[.V26])/([.U26]-[.V26]))+[.I26]*([.H26]-[.V26])/([.U26]-[.V26])*0.64*EXP(1.92*([.H26]-[.V26])/([.U26]-[.V26]))+[.L26]*([.K26]-[.V26])/([.U26]-[.V26])*0.64*EXP(1.92*([.K26]-[.V26])/([.U26]-[.V26]))+[.O26]*([.N26]-[.V26])/([.U26]-[.V26])*0.64*EXP(1.92*([.N26]-[.V26])/([.U26]-[.V26]))+[.R26]*([.Q26]-[.V26])/([.U26]-[.V26])*0.64*EXP(1.92*([.Q26]-[.V26])/([.U26]-[.V26]))" office:value-type="string" office:string-value="" calcext:value-type="error">
            <text:p>#DIV/0 !</text:p>
          </table:table-cell>
          <table:table-cell table:style-name="ce57"/>
          <table:table-cell table:style-name="ce16"/>
          <table:table-cell table:number-columns-repeated="1002"/>
        </table:table-row>
        <table:table-row table:style-name="ro3">
          <table:table-cell table:style-name="ce17" office:value-type="date" office:date-value="2020-12-21" calcext:value-type="date">
            <text:p>21/12/2020</text:p>
          </table:table-cell>
          <table:table-cell table:style-name="ce17" office:value-type="date" office:date-value="2020-12-27" calcext:value-type="date">
            <text:p>27/12/2020</text:p>
          </table:table-cell>
          <table:table-cell table:style-name="ce8" office:value-type="string" calcext:value-type="string">
            <text:p>10 avec 2*15’ all2</text:p>
          </table:table-cell>
          <table:table-cell table:style-name="ce8" table:number-columns-repeated="3"/>
          <table:table-cell table:style-name="ce48" table:formula="of:=[.G19]*5/100*[.G19]" office:value-type="float" office:value="12.403125" calcext:value-type="float">
            <text:p>12,4</text:p>
          </table:table-cell>
          <table:table-cell table:style-name="ce48" table:number-columns-repeated="2"/>
          <table:table-cell table:style-name="ce51" table:formula="of:=[.J19]+5/100*[.J19]" office:value-type="float" office:value="11.025" calcext:value-type="float">
            <text:p>11,0</text:p>
          </table:table-cell>
          <table:table-cell table:style-name="ce51" table:number-columns-repeated="2"/>
          <table:table-cell table:style-name="ce55" table:formula="of:=[.M19]+5/100*[.M19]" office:value-type="float" office:value="16.5375" calcext:value-type="float">
            <text:p>16,5</text:p>
          </table:table-cell>
          <table:table-cell table:style-name="ce55" table:number-columns-repeated="2"/>
          <table:table-cell table:style-name="ce9" table:number-columns-repeated="3"/>
          <table:table-cell table:style-name="ce46" table:formula="of:=[.D27]+[.G27]+[.J27]+[.M27]+[.P27]/3" office:value-type="float" office:value="39.965625" calcext:value-type="float">
            <text:p>40,0</text:p>
          </table:table-cell>
          <table:table-cell table:style-name="ce62" table:formula="of:=[.F27]*([.E27]-[.V27])/([.U27]-[.V27])*0.64*EXP(1.92*([.E27]-[.V27])/([.U27]-[.V27]))+[.I27]*([.H27]-[.V27])/([.U27]-[.V27])*0.64*EXP(1.92*([.H27]-[.V27])/([.U27]-[.V27]))+[.L27]*([.K27]-[.V27])/([.U27]-[.V27])*0.64*EXP(1.92*([.K27]-[.V27])/([.U27]-[.V27]))+[.O27]*([.N27]-[.V27])/([.U27]-[.V27])*0.64*EXP(1.92*([.N27]-[.V27])/([.U27]-[.V27]))+[.R27]*([.Q27]-[.V27])/([.U27]-[.V27])*0.64*EXP(1.92*([.Q27]-[.V27])/([.U27]-[.V27]))" office:value-type="string" office:string-value="" calcext:value-type="error">
            <text:p>#DIV/0 !</text:p>
          </table:table-cell>
          <table:table-cell table:style-name="ce57"/>
          <table:table-cell table:style-name="ce16"/>
          <table:table-cell table:number-columns-repeated="1002"/>
        </table:table-row>
        <table:table-row table:style-name="ro3">
          <table:table-cell table:style-name="ce17" office:value-type="date" office:date-value="2020-12-28" calcext:value-type="date">
            <text:p>28/12/2020</text:p>
          </table:table-cell>
          <table:table-cell table:style-name="ce17" office:value-type="date" office:date-value="2021-01-03" calcext:value-type="date">
            <text:p>03/01/2021</text:p>
          </table:table-cell>
          <table:table-cell table:style-name="ce8" office:value-type="string" calcext:value-type="string">
            <text:p>2*10*30/30 r=3’</text:p>
          </table:table-cell>
          <table:table-cell table:style-name="ce8" table:number-columns-repeated="3"/>
          <table:table-cell table:style-name="ce48" table:formula="of:=[.G24]+5/100*[.G24]" office:value-type="float" office:value="12.1550625" calcext:value-type="float">
            <text:p>12,2</text:p>
          </table:table-cell>
          <table:table-cell table:style-name="ce48" table:number-columns-repeated="2"/>
          <table:table-cell table:style-name="ce51" table:formula="of:=[.J24]+5/100*[.J24]" office:value-type="float" office:value="19.1442234375" calcext:value-type="float">
            <text:p>19,1</text:p>
          </table:table-cell>
          <table:table-cell table:style-name="ce51" table:number-columns-repeated="2"/>
          <table:table-cell table:style-name="ce55" table:formula="of:=[.M24]+5/100*[.M24]" office:value-type="float" office:value="25.52563125" calcext:value-type="float">
            <text:p>25,5</text:p>
          </table:table-cell>
          <table:table-cell table:style-name="ce55" table:number-columns-repeated="2"/>
          <table:table-cell table:style-name="ce9" table:number-columns-repeated="3"/>
          <table:table-cell table:style-name="ce46" table:formula="of:=[.D28]+[.G28]+[.J28]+[.M28]+[.P28]/3" office:value-type="float" office:value="56.8249171875" calcext:value-type="float">
            <text:p>56,8</text:p>
          </table:table-cell>
          <table:table-cell table:style-name="ce62" table:formula="of:=[.F28]*([.E28]-[.V28])/([.U28]-[.V28])*0.64*EXP(1.92*([.E28]-[.V28])/([.U28]-[.V28]))+[.I28]*([.H28]-[.V28])/([.U28]-[.V28])*0.64*EXP(1.92*([.H28]-[.V28])/([.U28]-[.V28]))+[.L28]*([.K28]-[.V28])/([.U28]-[.V28])*0.64*EXP(1.92*([.K28]-[.V28])/([.U28]-[.V28]))+[.O28]*([.N28]-[.V28])/([.U28]-[.V28])*0.64*EXP(1.92*([.N28]-[.V28])/([.U28]-[.V28]))+[.R28]*([.Q28]-[.V28])/([.U28]-[.V28])*0.64*EXP(1.92*([.Q28]-[.V28])/([.U28]-[.V28]))" office:value-type="string" office:string-value="" calcext:value-type="error">
            <text:p>#DIV/0 !</text:p>
          </table:table-cell>
          <table:table-cell table:style-name="ce57"/>
          <table:table-cell table:style-name="ce16"/>
          <table:table-cell table:number-columns-repeated="1002"/>
        </table:table-row>
        <table:table-row table:style-name="ro3" table:number-rows-repeated="2">
          <table:table-cell table:style-name="ce20" table:number-columns-repeated="2"/>
          <table:table-cell table:style-name="ce11" table:number-columns-repeated="16"/>
          <table:table-cell table:style-name="ce59"/>
          <table:table-cell table:style-name="ce63"/>
          <table:table-cell table:number-columns-repeated="1004"/>
        </table:table-row>
        <table:table-row table:style-name="ro3">
          <table:table-cell table:style-name="ce11" table:number-columns-repeated="2"/>
          <table:table-cell table:style-name="ce35" table:number-columns-repeated="4"/>
          <table:table-cell table:style-name="ce11" table:number-columns-repeated="12"/>
          <table:table-cell table:style-name="ce59"/>
          <table:table-cell table:style-name="ce63"/>
          <table:table-cell table:number-columns-repeated="1004"/>
        </table:table-row>
        <table:table-row table:style-name="ro3">
          <table:table-cell table:style-name="ce20" table:number-columns-repeated="2"/>
          <table:table-cell table:style-name="ce11" table:number-columns-repeated="16"/>
          <table:table-cell table:style-name="ce59"/>
          <table:table-cell table:style-name="ce63"/>
          <table:table-cell table:number-columns-repeated="1004"/>
        </table:table-row>
        <table:table-row table:style-name="ro3" table:number-rows-repeated="2">
          <table:table-cell table:style-name="ce20" table:number-columns-repeated="2"/>
          <table:table-cell table:style-name="ce11" table:number-columns-repeated="17"/>
          <table:table-cell table:style-name="ce63"/>
          <table:table-cell table:number-columns-repeated="1004"/>
        </table:table-row>
        <table:table-row table:style-name="ro3">
          <table:table-cell table:style-name="ce11" table:number-columns-repeated="19"/>
          <table:table-cell table:style-name="ce63"/>
          <table:table-cell table:number-columns-repeated="1004"/>
        </table:table-row>
        <table:table-row table:style-name="ro3" table:number-rows-repeated="3">
          <table:table-cell table:style-name="ce20" table:number-columns-repeated="2"/>
          <table:table-cell table:style-name="ce11" table:number-columns-repeated="17"/>
          <table:table-cell table:style-name="ce63"/>
          <table:table-cell table:number-columns-repeated="1004"/>
        </table:table-row>
        <table:table-row table:style-name="ro3">
          <table:table-cell table:style-name="ce11" table:number-columns-repeated="19"/>
          <table:table-cell table:style-name="ce63"/>
          <table:table-cell table:number-columns-repeated="1004"/>
        </table:table-row>
        <table:table-row table:style-name="ro3" table:number-rows-repeated="3">
          <table:table-cell table:style-name="ce20" table:number-columns-repeated="2"/>
          <table:table-cell table:style-name="ce11" table:number-columns-repeated="17"/>
          <table:table-cell table:style-name="ce63"/>
          <table:table-cell table:number-columns-repeated="1004"/>
        </table:table-row>
        <table:table-row table:style-name="ro3">
          <table:table-cell table:style-name="ce11" table:number-columns-repeated="2"/>
          <table:table-cell table:style-name="ce35" table:number-columns-repeated="4"/>
          <table:table-cell table:style-name="ce11" table:number-columns-repeated="13"/>
          <table:table-cell table:style-name="ce63"/>
          <table:table-cell table:number-columns-repeated="1004"/>
        </table:table-row>
        <table:table-row table:style-name="ro3">
          <table:table-cell table:style-name="ce20" table:number-columns-repeated="2"/>
          <table:table-cell table:style-name="ce11" table:number-columns-repeated="16"/>
          <table:table-cell table:style-name="ce59"/>
          <table:table-cell table:style-name="ce63"/>
          <table:table-cell table:number-columns-repeated="1004"/>
        </table:table-row>
        <table:table-row table:style-name="ro3" table:number-rows-repeated="2">
          <table:table-cell table:style-name="ce20" table:number-columns-repeated="2"/>
          <table:table-cell table:style-name="ce11" table:number-columns-repeated="17"/>
          <table:table-cell table:style-name="ce63"/>
          <table:table-cell table:number-columns-repeated="1004"/>
        </table:table-row>
        <table:table-row table:style-name="ro3">
          <table:table-cell table:style-name="ce11" table:number-columns-repeated="19"/>
          <table:table-cell table:style-name="ce63"/>
          <table:table-cell table:number-columns-repeated="1004"/>
        </table:table-row>
        <table:table-row table:style-name="ro3" table:number-rows-repeated="3">
          <table:table-cell table:style-name="ce20" table:number-columns-repeated="2"/>
          <table:table-cell table:style-name="ce11" table:number-columns-repeated="17"/>
          <table:table-cell table:style-name="ce63"/>
          <table:table-cell table:number-columns-repeated="1004"/>
        </table:table-row>
        <table:table-row table:style-name="ro3">
          <table:table-cell table:style-name="ce11" table:number-columns-repeated="19"/>
          <table:table-cell table:style-name="ce63"/>
          <table:table-cell table:number-columns-repeated="1004"/>
        </table:table-row>
        <table:table-row table:style-name="ro3" table:number-rows-repeated="3">
          <table:table-cell table:style-name="ce20" table:number-columns-repeated="2"/>
          <table:table-cell table:style-name="ce11" table:number-columns-repeated="17"/>
          <table:table-cell table:style-name="ce63"/>
          <table:table-cell table:number-columns-repeated="1004"/>
        </table:table-row>
        <table:table-row table:style-name="ro3">
          <table:table-cell table:style-name="ce11" table:number-columns-repeated="2"/>
          <table:table-cell table:style-name="ce35" table:number-columns-repeated="4"/>
          <table:table-cell table:style-name="ce11" table:number-columns-repeated="13"/>
          <table:table-cell table:style-name="ce63"/>
          <table:table-cell table:number-columns-repeated="1004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2020'.X5:'2020'.AMJ6 '2020'.T56:'2020'.AMJ1048576 '2020'.AA11:'2020'.AMJ12 '2020'.A1:'2020'.T2 '2020'.W9:'2020'.AMJ10 '2020'.W7:'2020'.AMJ8 '2020'.X4:'2020'.AMJ4 '2020'.P8:'2020'.R8 '2020'.U29:'2020'.AMJ55 '2020'.M7:'2020'.R7 '2020'.U2:'2020'.U3 '2020'.Z3:'2020'.AMJ3 '2020'.V4:'2020'.V28 '2020'.U5:'2020'.U5 '2020'.W6:'2020'.W6 '2020'.A29:'2020'.O29 '2020'.A45:'2020'.S1048576 '2020'.A8:'2020'.L29 '2020'.A33:'2020'.S43 '2020'.A29:'2020'.R29 '2020'.C8:'2020'.O28 '2020'.C9:'2020'.R28 '2020'.A8:'2020'.I29 '2020'.A8:'2020'.B31 '2020'.V2:'2020'.AMJ2 '2020'.W13:'2020'.AMJ28 '2020'.U1:'2020'.AMJ1 '2020'.A7:'2020'.B31 '2020'.A31:'2020'.R55 '2020'.C30:'2020'.R30 '2020'.C7:'2020'.F7">
            <calcext:condition calcext:apply-style-name="sans chiffre" calcext:value="=0" calcext:base-cell-address="'2020'.A1"/>
          </calcext:conditional-format>
          <calcext:conditional-format calcext:target-range-address="'2020'.T1:'2020'.T1048576">
            <calcext:condition calcext:apply-style-name="Error" calcext:value="&gt;700" calcext:base-cell-address="'2020'.T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 number:title="Défini par l'utilisateur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chiffre" style:display-name="sans chiffre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12:48:07.150032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23T08:40:42.381773928</meta:creation-date>
    <dc:date>2020-08-09T12:53:46.549126858</dc:date>
    <meta:editing-duration>PT4H7M53S</meta:editing-duration>
    <meta:editing-cycles>19</meta:editing-cycles>
    <meta:generator>LibreOffice/6.4.5.2$Linux_X86_64 LibreOffice_project/1ed6aca320d7f4d82924e6cec66e4f7527376448</meta:generator>
    <meta:document-statistic meta:table-count="1" meta:cell-count="257" meta:object-count="2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number-style style:name="N109" number:title="Défini par l'utilisateur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109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color="#004586" fo:font-size="10pt" style:font-size-asian="10pt" style:font-size-complex="10pt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75cm" svg:height="4.818cm" xlink:href=".." xlink:type="simple" chart:class="chart:line" chart:style-name="ch1">
        <chart:legend chart:legend-position="end" svg:x="17.029cm" svg:y="1.861cm" style:legend-expansion="high" chart:style-name="ch2"/>
        <chart:plot-area chart:style-name="ch3" table:cell-range-address="'2020'.A3:'2020'.A28 '2020'.U1:'2020'.V1 '2020'.U3:'2020'.V28" chart:data-source-has-labels="both" svg:x="0.395cm" svg:y="0.096cm" svg:width="16.239cm" svg:height="4.626cm">
          <chartooo:coordinate-region svg:x="1.493cm" svg:y="0.096cm" svg:width="14.759cm" svg:height="2.699cm"/>
          <chart:axis chart:dimension="x" chart:name="primary-x" chart:style-name="ch4" chartooo:axis-type="text">
            <chart:categories table:cell-range-address="'2020'.A3:'2020'.A28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axis chart:dimension="y" chart:name="secondary-y" chart:style-name="ch8"/>
          <chart:series chart:attached-axis="primary-y" chart:style-name="ch9" chart:values-cell-range-address="'2020'.U3:'2020'.U28" chart:label-cell-address="'2020'.U1:'2020'.U1" chart:class="chart:line">
            <chart:data-point chart:repeated="26"/>
          </chart:series>
          <chart:series chart:attached-axis="secondary-y" chart:style-name="ch10" chart:values-cell-range-address="'2020'.V3:'2020'.V28" chart:label-cell-address="'2020'.V1:'2020'.V1" chart:class="chart:line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 max</text:p>
                <draw:g>
                  <svg:desc>'2020'.U1:'2020'.U1</svg:desc>
                </draw:g>
              </table:table-cell>
              <table:table-cell office:value-type="string">
                <text:p>FC repos</text:p>
                <draw:g>
                  <svg:desc>'2020'.V1:'2020'.V1</svg:desc>
                </draw:g>
              </table:table-cell>
            </table:table-row>
          </table:table-header-rows>
          <table:table-rows>
            <table:table-row>
              <table:table-cell office:value-type="float" office:value="44018">
                <text:p>44018</text:p>
                <draw:g>
                  <svg:desc>'2020'.A3:'2020'.A28</svg:desc>
                </draw:g>
              </table:table-cell>
              <table:table-cell office:value-type="float" office:value="193">
                <text:p>193</text:p>
                <draw:g>
                  <svg:desc>'2020'.U3:'2020'.U28</svg:desc>
                </draw:g>
              </table:table-cell>
              <table:table-cell office:value-type="float" office:value="60">
                <text:p>60</text:p>
                <draw:g>
                  <svg:desc>'2020'.V3:'2020'.V28</svg:desc>
                </draw:g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93">
                <text:p>1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93">
                <text:p>1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93">
                <text:p>1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93">
                <text:p>1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1ed6aca320d7f4d82924e6cec66e4f7527376448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9" number:title="Défini par l'utilisateur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abdbff"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109">
      <style:chart-properties chart:display-label="true" chart:logarithmic="false" chart:interval-major="5" chart:reverse-direction="false" text:line-break="false" loext:try-staggering-first="false" chart:link-data-style-to-source="true" chart:axis-position="end"/>
      <style:graphic-properties svg:stroke-color="#b3b3b3"/>
      <style:text-properties fo:color="#c62828" fo:font-size="10pt" style:font-size-asian="10pt" style:font-size-complex="10pt"/>
    </style:style>
    <style:style style:name="ch12" style:family="chart" style:data-style-name="N109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/>
      <style:graphic-properties draw:stroke="none" draw:fill-color="#71cc24" dr3d:edge-rounding="5%"/>
      <style:text-properties fo:font-size="10pt" style:font-size-asian="10pt" style:font-size-complex="10pt"/>
    </style:style>
    <style:style style:name="ch14" style:family="chart" style:data-style-name="N109">
      <style:chart-properties chart:link-data-style-to-source="true"/>
      <style:graphic-properties draw:stroke="none" draw:fill-color="#ff7e5a" dr3d:edge-rounding="5%"/>
      <style:text-properties fo:font-size="10pt" style:font-size-asian="10pt" style:font-size-complex="10pt"/>
    </style:style>
    <style:style style:name="ch15" style:family="chart" style:data-style-name="N109">
      <style:chart-properties chart:link-data-style-to-source="true"/>
      <style:graphic-properties draw:stroke="none" draw:fill-color="#ce93d8" dr3d:edge-rounding="5%"/>
      <style:text-properties fo:font-size="10pt" style:font-size-asian="10pt" style:font-size-complex="10pt"/>
    </style:style>
    <style:style style:name="ch16" style:family="chart" style:data-style-name="N109">
      <style:chart-properties chart:symbol-type="none" chart:link-data-style-to-source="true"/>
      <style:graphic-properties svg:stroke-width="0.08cm" svg:stroke-color="#abdbff" draw:fill-color="#abdbff" dr3d:edge-rounding="5%"/>
      <style:text-properties fo:font-size="10pt" style:font-size-asian="10pt" style:font-size-complex="10pt"/>
    </style:style>
    <style:style style:name="ch17" style:family="chart" style:data-style-name="N109">
      <style:chart-properties chart:symbol-type="none" chart:link-data-style-to-source="true"/>
      <style:graphic-properties svg:stroke-width="0.08cm" svg:stroke-color="#c62828" draw:fill-color="#c62828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1.316cm" svg:height="8.985cm" xlink:href=".." xlink:type="simple" chart:class="chart:bar" chart:style-name="ch1">
        <chart:title svg:x="8.432cm" svg:y="0.315cm" chart:style-name="ch2">
          <text:p>Variations du volume </text:p>
        </chart:title>
        <chart:legend chart:legend-position="end" svg:x="15.601cm" svg:y="2.056cm" style:legend-expansion="custom" chartooo:width="4.769cm" chartooo:height="3.478cm" style:legend-expansion-aspect-ratio="1.37119033927545" chart:style-name="ch3"/>
        <chart:plot-area chart:style-name="ch4" table:cell-range-address="'2020'.A3:'2020'.A28 '2020'.G1:'2020'.G1 '2020'.G3:'2020'.G28 '2020'.J1:'2020'.J1 '2020'.J3:'2020'.J28 '2020'.M1:'2020'.M1 '2020'.M3:'2020'.M28 '2020'.P1:'2020'.P1 '2020'.P3:'2020'.P28 '2020'.S1:'2020'.T1 '2020'.S3:'2020'.T28" chart:data-source-has-labels="both" svg:x="1.437cm" svg:y="1.273cm" svg:width="13.487cm" svg:height="6.552cm">
          <chartooo:coordinate-region svg:x="2.559cm" svg:y="1.472cm" svg:width="11.266cm" svg:height="4.625cm"/>
          <chart:axis chart:dimension="x" chart:name="primary-x" chart:style-name="ch5" chartooo:axis-type="text">
            <chart:title svg:x="7.395cm" svg:y="8.004cm" chart:style-name="ch6">
              <text:p>Semaines</text:p>
            </chart:title>
            <chart:categories table:cell-range-address="'2020'.A3:'2020'.A28"/>
            <chart:grid chart:style-name="ch7" chart:class="major"/>
          </chart:axis>
          <chart:axis chart:dimension="y" chart:name="primary-y" chart:style-name="ch8">
            <chart:title svg:x="0.69cm" svg:y="4.628cm" chart:style-name="ch9">
              <text:p>Volume (km)</text:p>
            </chart:title>
            <chart:grid chart:style-name="ch7" chart:class="major"/>
            <chart:grid chart:style-name="ch10" chart:class="minor"/>
          </chart:axis>
          <chart:axis chart:dimension="y" chart:name="secondary-y" chart:style-name="ch11">
            <chart:title svg:x="14.901cm" svg:y="5.716cm" chart:style-name="ch9">
              <text:p>Trimps (training impulses)</text:p>
            </chart:title>
          </chart:axis>
          <chart:series chart:attached-axis="primary-y" chart:style-name="ch12" chart:values-cell-range-address="'2020'.G3:'2020'.G28" chart:label-cell-address="'2020'.G1:'2020'.G1" chart:class="chart:bar">
            <chart:data-point chart:repeated="26"/>
          </chart:series>
          <chart:series chart:attached-axis="primary-y" chart:style-name="ch13" chart:values-cell-range-address="'2020'.J3:'2020'.J28" chart:label-cell-address="'2020'.J1:'2020'.J1" chart:class="chart:bar">
            <chart:data-point chart:repeated="26"/>
          </chart:series>
          <chart:series chart:attached-axis="primary-y" chart:style-name="ch14" chart:values-cell-range-address="'2020'.M3:'2020'.M28" chart:label-cell-address="'2020'.M1:'2020'.M1" chart:class="chart:bar">
            <chart:data-point chart:repeated="26"/>
          </chart:series>
          <chart:series chart:attached-axis="primary-y" chart:style-name="ch15" chart:values-cell-range-address="'2020'.P3:'2020'.P28" chart:label-cell-address="'2020'.P1:'2020'.P1" chart:class="chart:bar">
            <chart:data-point chart:repeated="26"/>
          </chart:series>
          <chart:series chart:attached-axis="primary-y" chart:style-name="ch16" chart:values-cell-range-address="'2020'.S3:'2020'.S28" chart:label-cell-address="'2020'.S1:'2020'.S1" chart:class="chart:line">
            <chart:data-point chart:repeated="26"/>
          </chart:series>
          <chart:series chart:attached-axis="secondary-y" chart:style-name="ch17" chart:values-cell-range-address="'2020'.T3:'2020'.T28" chart:label-cell-address="'2020'.T1:'2020'.T1" chart:class="chart:line">
            <chart:data-point chart:repeated="2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RTLEK
RECUP’</text:p>
                <draw:g>
                  <svg:desc>'2020'.G1:'2020'.G1</svg:desc>
                </draw:g>
              </table:table-cell>
              <table:table-cell office:value-type="string">
                <text:p>ENDURANCE</text:p>
                <draw:g>
                  <svg:desc>'2020'.J1:'2020'.J1</svg:desc>
                </draw:g>
              </table:table-cell>
              <table:table-cell office:value-type="string">
                <text:p>CONDITION COURSE</text:p>
                <draw:g>
                  <svg:desc>'2020'.M1:'2020'.M1</svg:desc>
                </draw:g>
              </table:table-cell>
              <table:table-cell office:value-type="string">
                <text:p>VELO (3km eq. 1km CAP)</text:p>
                <draw:g>
                  <svg:desc>'2020'.P1:'2020'.P1</svg:desc>
                </draw:g>
              </table:table-cell>
              <table:table-cell office:value-type="string">
                <text:p>VOLUME</text:p>
                <draw:g>
                  <svg:desc>'2020'.S1:'2020'.S1</svg:desc>
                </draw:g>
              </table:table-cell>
              <table:table-cell office:value-type="string">
                <text:p>TRIMPS</text:p>
                <draw:g>
                  <svg:desc>'2020'.T1:'2020'.T1</svg:desc>
                </draw:g>
              </table:table-cell>
            </table:table-row>
          </table:table-header-rows>
          <table:table-rows>
            <table:table-row>
              <table:table-cell office:value-type="float" office:value="44018">
                <text:p>44018</text:p>
                <draw:g>
                  <svg:desc>'2020'.A3:'2020'.A28</svg:desc>
                </draw:g>
              </table:table-cell>
              <table:table-cell office:value-type="float" office:value="8.43">
                <text:p>8.43</text:p>
                <draw:g>
                  <svg:desc>'2020'.G3:'2020'.G28</svg:desc>
                </draw:g>
              </table:table-cell>
              <table:table-cell office:value-type="float" office:value="NaN">
                <text:p>NaN</text:p>
                <draw:g>
                  <svg:desc>'2020'.J3:'2020'.J28</svg:desc>
                </draw:g>
              </table:table-cell>
              <table:table-cell office:value-type="float" office:value="NaN">
                <text:p>NaN</text:p>
                <draw:g>
                  <svg:desc>'2020'.M3:'2020'.M28</svg:desc>
                </draw:g>
              </table:table-cell>
              <table:table-cell office:value-type="float" office:value="NaN">
                <text:p>NaN</text:p>
                <draw:g>
                  <svg:desc>'2020'.P3:'2020'.P28</svg:desc>
                </draw:g>
              </table:table-cell>
              <table:table-cell office:value-type="float" office:value="8.43">
                <text:p>8.43</text:p>
                <draw:g>
                  <svg:desc>'2020'.S3:'2020'.S28</svg:desc>
                </draw:g>
              </table:table-cell>
              <table:table-cell office:value-type="float" office:value="104.023970090256">
                <text:p>104.023970090256</text:p>
                <draw:g>
                  <svg:desc>'2020'.T3:'2020'.T28</svg:desc>
                </draw:g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7.51">
                <text:p>7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1">
                <text:p>7.51</text:p>
              </table:table-cell>
              <table:table-cell office:value-type="float" office:value="88.4580357267494">
                <text:p>88.458035726749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7.48">
                <text:p>7.48</text:p>
              </table:table-cell>
              <table:table-cell office:value-type="float" office:value="15.05">
                <text:p>1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3">
                <text:p>22.53</text:p>
              </table:table-cell>
              <table:table-cell office:value-type="float" office:value="225.919094632111">
                <text:p>225.919094632111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6.24">
                <text:p>6.24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14.64">
                <text:p>14.64</text:p>
              </table:table-cell>
              <table:table-cell office:value-type="float" office:value="155.903159689635">
                <text:p>155.903159689635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1">
                <text:p>11.61</text:p>
              </table:table-cell>
              <table:table-cell office:value-type="float" office:value="68.89">
                <text:p>68.89</text:p>
              </table:table-cell>
              <table:table-cell office:value-type="float" office:value="34.5733333333333">
                <text:p>34.5733333333333</text:p>
              </table:table-cell>
              <table:table-cell office:value-type="float" office:value="201.46501531417">
                <text:p>201.46501531417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1">
                <text:p>11</text:p>
              </table:table-cell>
              <table:table-cell office:value-type="float" office:value="16.5">
                <text:p>16.5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49.5">
                <text:p>4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2.1">
                <text:p>12.1</text:p>
              </table:table-cell>
              <table:table-cell office:value-type="float" office:value="18.15">
                <text:p>18.15</text:p>
              </table:table-cell>
              <table:table-cell office:value-type="float" office:value="24.2">
                <text:p>24.2</text:p>
              </table:table-cell>
              <table:table-cell office:value-type="float" office:value="NaN">
                <text:p>NaN</text:p>
              </table:table-cell>
              <table:table-cell office:value-type="float" office:value="54.45">
                <text:p>54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0">
                <text:p>10</text:p>
              </table:table-cell>
              <table:table-cell office:value-type="float" office:value="15.75">
                <text:p>15.7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46.75">
                <text:p>4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12.1">
                <text:p>12.1</text:p>
              </table:table-cell>
              <table:table-cell office:value-type="float" office:value="18.15">
                <text:p>18.15</text:p>
              </table:table-cell>
              <table:table-cell office:value-type="float" office:value="24.2">
                <text:p>24.2</text:p>
              </table:table-cell>
              <table:table-cell office:value-type="float" office:value="NaN">
                <text:p>NaN</text:p>
              </table:table-cell>
              <table:table-cell office:value-type="float" office:value="54.45">
                <text:p>54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3.31">
                <text:p>13.31</text:p>
              </table:table-cell>
              <table:table-cell office:value-type="float" office:value="19.965">
                <text:p>19.965</text:p>
              </table:table-cell>
              <table:table-cell office:value-type="float" office:value="26.62">
                <text:p>26.62</text:p>
              </table:table-cell>
              <table:table-cell office:value-type="float" office:value="NaN">
                <text:p>NaN</text:p>
              </table:table-cell>
              <table:table-cell office:value-type="float" office:value="59.895">
                <text:p>59.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0.5">
                <text:p>10.5</text:p>
              </table:table-cell>
              <table:table-cell office:value-type="float" office:value="16.5375">
                <text:p>16.5375</text:p>
              </table:table-cell>
              <table:table-cell office:value-type="float" office:value="22.05">
                <text:p>22.05</text:p>
              </table:table-cell>
              <table:table-cell office:value-type="float" office:value="NaN">
                <text:p>NaN</text:p>
              </table:table-cell>
              <table:table-cell office:value-type="float" office:value="49.0875">
                <text:p>49.0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13.31">
                <text:p>13.31</text:p>
              </table:table-cell>
              <table:table-cell office:value-type="float" office:value="19.965">
                <text:p>19.965</text:p>
              </table:table-cell>
              <table:table-cell office:value-type="float" office:value="26.62">
                <text:p>26.62</text:p>
              </table:table-cell>
              <table:table-cell office:value-type="float" office:value="NaN">
                <text:p>NaN</text:p>
              </table:table-cell>
              <table:table-cell office:value-type="float" office:value="59.895">
                <text:p>59.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4.641">
                <text:p>14.641</text:p>
              </table:table-cell>
              <table:table-cell office:value-type="float" office:value="21.9615">
                <text:p>21.9615</text:p>
              </table:table-cell>
              <table:table-cell office:value-type="float" office:value="29.282">
                <text:p>29.282</text:p>
              </table:table-cell>
              <table:table-cell office:value-type="float" office:value="NaN">
                <text:p>NaN</text:p>
              </table:table-cell>
              <table:table-cell office:value-type="float" office:value="65.8845">
                <text:p>65.8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5.75">
                <text:p>15.75</text:p>
              </table:table-cell>
              <table:table-cell office:value-type="float" office:value="10.5">
                <text:p>10.5</text:p>
              </table:table-cell>
              <table:table-cell office:value-type="float" office:value="15.75">
                <text:p>15.75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11.025">
                <text:p>11.025</text:p>
              </table:table-cell>
              <table:table-cell office:value-type="float" office:value="17.364375">
                <text:p>17.364375</text:p>
              </table:table-cell>
              <table:table-cell office:value-type="float" office:value="23.1525">
                <text:p>23.1525</text:p>
              </table:table-cell>
              <table:table-cell office:value-type="float" office:value="NaN">
                <text:p>NaN</text:p>
              </table:table-cell>
              <table:table-cell office:value-type="float" office:value="51.541875">
                <text:p>51.54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14.641">
                <text:p>14.641</text:p>
              </table:table-cell>
              <table:table-cell office:value-type="float" office:value="21.9615">
                <text:p>21.9615</text:p>
              </table:table-cell>
              <table:table-cell office:value-type="float" office:value="29.282">
                <text:p>29.282</text:p>
              </table:table-cell>
              <table:table-cell office:value-type="float" office:value="NaN">
                <text:p>NaN</text:p>
              </table:table-cell>
              <table:table-cell office:value-type="float" office:value="65.8845">
                <text:p>65.8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6.1051">
                <text:p>16.1051</text:p>
              </table:table-cell>
              <table:table-cell office:value-type="float" office:value="24.15765">
                <text:p>24.15765</text:p>
              </table:table-cell>
              <table:table-cell office:value-type="float" office:value="32.2102">
                <text:p>32.2102</text:p>
              </table:table-cell>
              <table:table-cell office:value-type="float" office:value="NaN">
                <text:p>NaN</text:p>
              </table:table-cell>
              <table:table-cell office:value-type="float" office:value="72.47295">
                <text:p>72.47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17.85">
                <text:p>17.85</text:p>
              </table:table-cell>
              <table:table-cell office:value-type="float" office:value="NaN">
                <text:p>NaN</text:p>
              </table:table-cell>
              <table:table-cell office:value-type="float" office:value="30.45">
                <text:p>3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1.57625">
                <text:p>11.57625</text:p>
              </table:table-cell>
              <table:table-cell office:value-type="float" office:value="18.23259375">
                <text:p>18.23259375</text:p>
              </table:table-cell>
              <table:table-cell office:value-type="float" office:value="24.310125">
                <text:p>24.310125</text:p>
              </table:table-cell>
              <table:table-cell office:value-type="float" office:value="NaN">
                <text:p>NaN</text:p>
              </table:table-cell>
              <table:table-cell office:value-type="float" office:value="54.11896875">
                <text:p>54.1189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6.1051">
                <text:p>16.1051</text:p>
              </table:table-cell>
              <table:table-cell office:value-type="float" office:value="24.15765">
                <text:p>24.15765</text:p>
              </table:table-cell>
              <table:table-cell office:value-type="float" office:value="32.2102">
                <text:p>32.2102</text:p>
              </table:table-cell>
              <table:table-cell office:value-type="float" office:value="NaN">
                <text:p>NaN</text:p>
              </table:table-cell>
              <table:table-cell office:value-type="float" office:value="72.47295">
                <text:p>72.47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7.71561">
                <text:p>17.71561</text:p>
              </table:table-cell>
              <table:table-cell office:value-type="float" office:value="26.573415">
                <text:p>26.573415</text:p>
              </table:table-cell>
              <table:table-cell office:value-type="float" office:value="35.43122">
                <text:p>35.43122</text:p>
              </table:table-cell>
              <table:table-cell office:value-type="float" office:value="NaN">
                <text:p>NaN</text:p>
              </table:table-cell>
              <table:table-cell office:value-type="float" office:value="79.720245">
                <text:p>79.720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2.403125">
                <text:p>12.403125</text:p>
              </table:table-cell>
              <table:table-cell office:value-type="float" office:value="11.025">
                <text:p>11.025</text:p>
              </table:table-cell>
              <table:table-cell office:value-type="float" office:value="16.5375">
                <text:p>16.5375</text:p>
              </table:table-cell>
              <table:table-cell office:value-type="float" office:value="NaN">
                <text:p>NaN</text:p>
              </table:table-cell>
              <table:table-cell office:value-type="float" office:value="39.965625">
                <text:p>39.96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2.1550625">
                <text:p>12.1550625</text:p>
              </table:table-cell>
              <table:table-cell office:value-type="float" office:value="19.1442234375">
                <text:p>19.1442234375</text:p>
              </table:table-cell>
              <table:table-cell office:value-type="float" office:value="25.52563125">
                <text:p>25.52563125</text:p>
              </table:table-cell>
              <table:table-cell office:value-type="float" office:value="NaN">
                <text:p>NaN</text:p>
              </table:table-cell>
              <table:table-cell office:value-type="float" office:value="56.8249171875">
                <text:p>56.82491718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1ed6aca320d7f4d82924e6cec66e4f7527376448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